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style:font-name="Liberation Serif"/>
    </style:style>
    <style:style style:name="P3" style:family="paragraph" style:parent-style-name="Preformatted_20_Text">
      <style:text-properties style:font-name="Liberation Serif" fo:font-size="12pt" style:font-size-asian="12pt" style:font-size-complex="12pt"/>
    </style:style>
    <style:style style:name="P4" style:family="paragraph" style:parent-style-name="Preformatted_20_Text">
      <style:paragraph-properties fo:margin-top="0cm" fo:margin-bottom="0.499cm" style:contextual-spacing="false"/>
      <style:text-properties officeooo:paragraph-rsid="0047d7b1"/>
    </style:style>
    <style:style style:name="P5" style:family="paragraph" style:parent-style-name="Preformatted_20_Text">
      <style:paragraph-properties fo:margin-top="0cm" fo:margin-bottom="0.499cm" style:contextual-spacing="false"/>
      <style:text-properties officeooo:paragraph-rsid="004892c1"/>
    </style:style>
    <style:style style:name="P6" style:family="paragraph" style:parent-style-name="Standard">
      <style:text-properties officeooo:rsid="003be8fc" officeooo:paragraph-rsid="003be8fc"/>
    </style:style>
    <style:style style:name="P7" style:family="paragraph" style:parent-style-name="Standard">
      <style:text-properties officeooo:rsid="00460606" officeooo:paragraph-rsid="003be8fc"/>
    </style:style>
    <style:style style:name="P8" style:family="paragraph" style:parent-style-name="Standard">
      <style:text-properties officeooo:rsid="0047d7b1" officeooo:paragraph-rsid="0047d7b1"/>
    </style:style>
    <style:style style:name="P9" style:family="paragraph" style:parent-style-name="Standard">
      <style:text-properties officeooo:paragraph-rsid="0047d7b1"/>
    </style:style>
    <style:style style:name="P10" style:family="paragraph" style:parent-style-name="Standard">
      <style:text-properties style:font-name="Liberation Serif" officeooo:rsid="0047d7b1" officeooo:paragraph-rsid="0047d7b1"/>
    </style:style>
    <style:style style:name="P11" style:family="paragraph" style:parent-style-name="Standard">
      <style:text-properties style:font-name="Liberation Serif" officeooo:rsid="003be8fc" officeooo:paragraph-rsid="0042d5eb"/>
    </style:style>
    <style:style style:name="P12" style:family="paragraph" style:parent-style-name="Standard">
      <style:text-properties style:font-name="Liberation Serif" fo:font-size="12pt" officeooo:rsid="0047d7b1" officeooo:paragraph-rsid="0047d7b1" style:font-size-asian="12pt" style:font-size-complex="12pt"/>
    </style:style>
    <style:style style:name="P13" style:family="paragraph" style:parent-style-name="Standard">
      <style:text-properties style:font-name="Liberation Serif" fo:font-size="12pt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11776a" officeooo:paragraph-rsid="0011776a" style:font-size-asian="12pt" style:font-size-complex="12pt"/>
    </style:style>
    <style:style style:name="P15" style:family="paragraph" style:parent-style-name="Standard">
      <style:text-properties style:font-name="Liberation Serif" fo:font-size="12pt" officeooo:paragraph-rsid="0011776a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13e05a" officeooo:paragraph-rsid="0013e05a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1439c2" officeooo:paragraph-rsid="001439c2" style:font-size-asian="12pt" style:font-size-complex="12pt"/>
    </style:style>
    <style:style style:name="P18" style:family="paragraph" style:parent-style-name="Standard">
      <style:text-properties style:font-name="Liberation Serif" fo:font-size="12pt" officeooo:paragraph-rsid="001439c2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154379" officeooo:paragraph-rsid="00154379" style:font-size-asian="12pt" style:font-size-complex="12pt"/>
    </style:style>
    <style:style style:name="P20" style:family="paragraph" style:parent-style-name="Standard">
      <style:text-properties style:font-name="Liberation Serif" fo:font-size="12pt" officeooo:paragraph-rsid="00154379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15886b" officeooo:paragraph-rsid="0015886b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1acba4" officeooo:paragraph-rsid="001acba4" style:font-size-asian="12pt" style:font-size-complex="12pt"/>
    </style:style>
    <style:style style:name="P23" style:family="paragraph" style:parent-style-name="Standard">
      <style:text-properties style:font-name="Liberation Serif" fo:font-size="12pt" officeooo:rsid="001acba4" officeooo:paragraph-rsid="001b1dd4" style:font-size-asian="12pt" style:font-size-complex="12pt"/>
    </style:style>
    <style:style style:name="P24" style:family="paragraph" style:parent-style-name="Standard">
      <style:text-properties style:font-name="Liberation Serif" fo:font-size="12pt" officeooo:rsid="001acba4" officeooo:paragraph-rsid="0020eb83" style:font-size-asian="12pt" style:font-size-complex="12pt"/>
    </style:style>
    <style:style style:name="P25" style:family="paragraph" style:parent-style-name="Standard">
      <style:text-properties style:font-name="Liberation Serif" fo:font-size="12pt" officeooo:rsid="001b1dd4" officeooo:paragraph-rsid="001ce728" style:font-size-asian="12pt" style:font-size-complex="12pt"/>
    </style:style>
    <style:style style:name="P26" style:family="paragraph" style:parent-style-name="Standard">
      <style:text-properties style:font-name="Liberation Serif" fo:font-size="12pt" officeooo:rsid="001d5762" officeooo:paragraph-rsid="001d5762" style:font-size-asian="12pt" style:font-size-complex="12pt"/>
    </style:style>
    <style:style style:name="P27" style:family="paragraph" style:parent-style-name="Standard">
      <style:text-properties style:font-name="Liberation Serif" fo:font-size="12pt" officeooo:rsid="001d5762" officeooo:paragraph-rsid="0020eb83" style:font-size-asian="12pt" style:font-size-complex="12pt"/>
    </style:style>
    <style:style style:name="P28" style:family="paragraph" style:parent-style-name="Standard">
      <style:text-properties style:font-name="Liberation Serif" fo:font-size="12pt" officeooo:rsid="00243702" officeooo:paragraph-rsid="00243702" style:font-size-asian="12pt" style:font-size-complex="12pt"/>
    </style:style>
    <style:style style:name="P29" style:family="paragraph" style:parent-style-name="Standard">
      <style:text-properties style:font-name="Liberation Serif" fo:font-size="12pt" officeooo:rsid="00275a84" officeooo:paragraph-rsid="00275a84" style:font-size-asian="12pt" style:font-size-complex="12pt"/>
    </style:style>
    <style:style style:name="P30" style:family="paragraph" style:parent-style-name="Standard">
      <style:text-properties style:font-name="Liberation Serif" fo:font-size="12pt" officeooo:rsid="00284149" officeooo:paragraph-rsid="00284149" style:font-size-asian="12pt" style:font-size-complex="12pt"/>
    </style:style>
    <style:style style:name="P31" style:family="paragraph" style:parent-style-name="Standard">
      <style:text-properties style:font-name="Liberation Serif" fo:font-size="12pt" officeooo:rsid="0037157a" officeooo:paragraph-rsid="0037157a" style:font-size-asian="12pt" style:font-size-complex="12pt"/>
    </style:style>
    <style:style style:name="P32" style:family="paragraph" style:parent-style-name="Standard">
      <style:text-properties style:font-name="Liberation Serif" fo:font-size="12pt" officeooo:rsid="002c9a90" officeooo:paragraph-rsid="002c9a90" style:font-size-asian="12pt" style:font-size-complex="12pt"/>
    </style:style>
    <style:style style:name="P33" style:family="paragraph" style:parent-style-name="Standard">
      <style:text-properties style:font-name="Liberation Serif" fo:font-size="12pt" officeooo:rsid="002f56a5" officeooo:paragraph-rsid="002f56a5" style:font-size-asian="12pt" style:font-size-complex="12pt"/>
    </style:style>
    <style:style style:name="P34" style:family="paragraph" style:parent-style-name="Standard">
      <style:text-properties style:font-name="Liberation Serif" fo:font-size="12pt" officeooo:rsid="0031a4cb" officeooo:paragraph-rsid="0031a4cb" style:font-size-asian="12pt" style:font-size-complex="12pt"/>
    </style:style>
    <style:style style:name="P35" style:family="paragraph" style:parent-style-name="Standard">
      <style:text-properties style:font-name="Liberation Serif" fo:font-size="12pt" officeooo:rsid="00326afd" officeooo:paragraph-rsid="00326afd" style:font-size-asian="12pt" style:font-size-complex="12pt"/>
    </style:style>
    <style:style style:name="P36" style:family="paragraph" style:parent-style-name="Standard">
      <style:text-properties style:font-name="Liberation Serif" fo:font-size="12pt" officeooo:rsid="00326afd" officeooo:paragraph-rsid="0033dc1b" style:font-size-asian="12pt" style:font-size-complex="12pt"/>
    </style:style>
    <style:style style:name="P37" style:family="paragraph" style:parent-style-name="Standard">
      <style:text-properties style:font-name="Liberation Serif" fo:font-size="12pt" officeooo:rsid="0033dc1b" officeooo:paragraph-rsid="0033dc1b" style:font-size-asian="12pt" style:font-size-complex="12pt"/>
    </style:style>
    <style:style style:name="P38" style:family="paragraph" style:parent-style-name="Standard">
      <style:text-properties style:font-name="Liberation Serif" fo:font-size="12pt" officeooo:rsid="003be8fc" officeooo:paragraph-rsid="003be8fc" style:font-size-asian="12pt" style:font-size-complex="12pt"/>
    </style:style>
    <style:style style:name="P39" style:family="paragraph" style:parent-style-name="Standard">
      <style:text-properties style:font-name="Liberation Serif" fo:font-size="12pt" officeooo:rsid="003be8fc" officeooo:paragraph-rsid="003cb934" style:font-size-asian="12pt" style:font-size-complex="12pt"/>
    </style:style>
    <style:style style:name="P40" style:family="paragraph" style:parent-style-name="Standard">
      <style:text-properties style:font-name="Liberation Serif" fo:font-size="12pt" officeooo:rsid="003ce619" officeooo:paragraph-rsid="003ce619" style:font-size-asian="12pt" style:font-size-complex="12pt"/>
    </style:style>
    <style:style style:name="P41" style:family="paragraph" style:parent-style-name="Standard">
      <style:text-properties style:font-name="Liberation Serif" fo:font-size="12pt" officeooo:rsid="003decb2" officeooo:paragraph-rsid="003decb2" style:font-size-asian="12pt" style:font-size-complex="12pt"/>
    </style:style>
    <style:style style:name="P42" style:family="paragraph" style:parent-style-name="Standard">
      <style:text-properties style:font-name="Liberation Serif" fo:font-size="12pt" officeooo:rsid="0040caf2" officeooo:paragraph-rsid="0040caf2" style:font-size-asian="12pt" style:font-size-complex="12pt"/>
    </style:style>
    <style:style style:name="P43" style:family="paragraph" style:parent-style-name="Standard">
      <style:text-properties style:font-name="Liberation Serif" fo:font-size="12pt" officeooo:rsid="00460606" officeooo:paragraph-rsid="00460606" style:font-size-asian="12pt" style:font-size-complex="12pt"/>
    </style:style>
    <style:style style:name="P44" style:family="paragraph" style:parent-style-name="Standard">
      <style:text-properties style:font-name="Liberation Serif" fo:font-size="12pt" officeooo:paragraph-rsid="0047d7b1" style:font-size-asian="12pt" style:font-size-complex="12pt"/>
    </style:style>
    <style:style style:name="P45" style:family="paragraph" style:parent-style-name="Standard">
      <style:text-properties style:font-name="Liberation Serif" fo:font-size="12pt" fo:font-weight="bold" officeooo:rsid="000fc663" officeooo:paragraph-rsid="000fc663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 officeooo:rsid="000ded0d"/>
    </style:style>
    <style:style style:name="T2" style:family="text">
      <style:text-properties style:text-underline-style="solid" style:text-underline-width="auto" style:text-underline-color="font-color" officeooo:rsid="000f512b"/>
    </style:style>
    <style:style style:name="T3" style:family="text">
      <style:text-properties style:text-underline-style="none" officeooo:rsid="000ded0d"/>
    </style:style>
    <style:style style:name="T4" style:family="text">
      <style:text-properties style:text-underline-style="none" officeooo:rsid="000f512b"/>
    </style:style>
    <style:style style:name="T5" style:family="text">
      <style:text-properties officeooo:rsid="0013e05a"/>
    </style:style>
    <style:style style:name="T6" style:family="text">
      <style:text-properties style:text-position="super 58%"/>
    </style:style>
    <style:style style:name="T7" style:family="text">
      <style:text-properties officeooo:rsid="001acba4"/>
    </style:style>
    <style:style style:name="T8" style:family="text">
      <style:text-properties officeooo:rsid="001ce728"/>
    </style:style>
    <style:style style:name="T9" style:family="text">
      <style:text-properties officeooo:rsid="001eef6e"/>
    </style:style>
    <style:style style:name="T10" style:family="text">
      <style:text-properties officeooo:rsid="0020d863"/>
    </style:style>
    <style:style style:name="T11" style:family="text">
      <style:text-properties officeooo:rsid="002a70cc"/>
    </style:style>
    <style:style style:name="T12" style:family="text">
      <style:text-properties officeooo:rsid="002dfdef"/>
    </style:style>
    <style:style style:name="T13" style:family="text">
      <style:text-properties officeooo:rsid="003a4afe"/>
    </style:style>
    <style:style style:name="T14" style:family="text">
      <style:text-properties officeooo:rsid="003b2328"/>
    </style:style>
    <style:style style:name="T15" style:family="text">
      <style:text-properties officeooo:rsid="0047d7b1"/>
    </style:style>
    <style:style style:name="T16" style:family="text">
      <style:text-properties style:font-name="Liberation Sans Narrow"/>
    </style:style>
    <style:style style:name="T17" style:family="text">
      <style:text-properties style:font-name="Liberation Sans Narrow" officeooo:rsid="0047d7b1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officeooo:rsid="0047d7b1"/>
    </style:style>
    <style:style style:name="T20" style:family="text">
      <style:text-properties style:font-name="Liberation Serif" fo:font-size="12pt" style:font-size-asian="12pt" style:font-size-complex="12pt"/>
    </style:style>
    <style:style style:name="T21" style:family="text">
      <style:text-properties style:font-name="Liberation Serif" fo:font-size="12pt" officeooo:rsid="0047d7b1" style:font-size-asian="12pt" style:font-size-complex="12pt"/>
    </style:style>
    <style:style style:name="T22" style:family="text">
      <style:text-properties style:font-name="Liberation Serif" fo:font-size="12pt" officeooo:rsid="004892c1" style:font-size-asian="12pt" style:font-size-complex="12pt"/>
    </style:style>
    <style:style style:name="T23" style:family="text">
      <style:text-properties style:font-name="Liberation Serif" officeooo:rsid="004892c1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officeooo:rsid="0047d7b1" style:font-size-asian="12pt" style:font-size-complex="12pt"/>
    </style:style>
    <style:style style:name="T26" style:family="text">
      <style:text-properties fo:font-size="12pt" officeooo:rsid="004892c1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Chapter Two Exercises</text:p>
      <text:p text:style-name="P45">Retnaa Maxwell Dayok</text:p>
      <text:p text:style-name="P13"/>
      <text:p text:style-name="P13">2.7<text:tab/>Fill in the blanks in each of the following statements:</text:p>
      <text:p text:style-name="P13"/>
      <text:p text:style-name="P13"><text:tab/>a) <text:span text:style-name="T1">Comments</text:span><text:span text:style-name="T3"> </text:span>are used to document a program and improve its readability.</text:p>
      <text:p text:style-name="P13"><text:tab/>b) A decision can be made in a Java program with a(n) <text:span text:style-name="T1">if statement</text:span>.</text:p>
      <text:p text:style-name="P13"><text:tab/>c) The arithmetic operators with the same precedence as multiplication are <text:span text:style-name="T1">remainder</text:span><text:span text:style-name="T3"> and <text:tab/></text:span><text:span text:style-name="T1">divission</text:span>.</text:p>
      <text:p text:style-name="P13"><text:tab/>d) When parentheses in an arithmetic expression are nested, the <text:span text:style-name="T2">inner</text:span><text:span text:style-name="T4"> set</text:span> is evaluated first.</text:p>
      <text:p text:style-name="P13"><text:tab/>e) A location in the computer’s memory that may contain different values at various times</text:p>
      <text:p text:style-name="P13"><text:tab/>throughout the execution of a program is called a(n) <text:span text:style-name="T2">variable</text:span>.</text:p>
      <text:p text:style-name="P13"/>
      <text:p text:style-name="P13">2.8<text:tab/>Write Java statements that accomplish each of the following tasks:</text:p>
      <text:p text:style-name="P13"/>
      <text:p text:style-name="P13"><text:tab/>a) Display the message "Enter an integer: ", leaving the cursor on the same line.</text:p>
      <text:p text:style-name="P14">Ans.<text:tab/>System.out.print(“Enter an integer. ”);</text:p>
      <text:p text:style-name="P13"><text:tab/>b) Assign the product of variables b and c to the int variable a.</text:p>
      <text:p text:style-name="P14">Ans.<text:tab/>Int a = b * c;</text:p>
      <text:p text:style-name="P15"><text:tab/>c) Use a comment to state that a program performs a sample payroll calculation.</text:p>
      <text:p text:style-name="P14">Ans.<text:tab/>//This program performs a sample payroll calculation</text:p>
      <text:p text:style-name="P14"/>
      <text:p text:style-name="P13">2.9<text:tab/>State whether each of the following is true or false. If false, explain why.</text:p>
      <text:p text:style-name="P13"/>
      <text:p text:style-name="P13"><text:tab/>a) Addition is executed first in the following expression: a * b / (c + d) * 5.</text:p>
      <text:p text:style-name="P14">Ans.<text:tab/>True <text:span text:style-name="T5">b</text:span>ecause the braces presents C + d as a single value which should be calculated in <text:tab/>order for multiplication, with high precedencd, <text:s/>to be done </text:p>
      <text:p text:style-name="P13"><text:tab/>b) The following are all valid variable names: AccountValue, $value, value_in_$, <text:tab/>account_no_1234, US$, her_sales_in_$, his_$checking_account, X!, _$_, a@b, and</text:p>
      <text:p text:style-name="P13"><text:tab/>_name.</text:p>
      <text:p text:style-name="P16">Ans.<text:tab/>False because variable identifiers should not start with a capital letter</text:p>
      <text:p text:style-name="P13"><text:tab/>c) In 2 + 3 + 5 / 4, addition has the highest precedence.</text:p>
      <text:p text:style-name="P17">Ans.<text:tab/>True because 2 + 3 + 5 are seen as a single value to be devided by the denominator 4.</text:p>
      <text:p text:style-name="P13"><text:tab/>d) The following are all invalid variable names: name@email.com, 87, x%, 99er, and 2_.</text:p>
      <text:p text:style-name="P17">Ans.<text:tab/>False because variable identifier can start with a lower-case letter</text:p>
      <text:p text:style-name="P13"/>
      <text:p text:style-name="P13">2.10<text:tab/>Assuming that x = 5 and y = 1, what does each of the following statements display?</text:p>
      <text:p text:style-name="P13"/>
      <text:p text:style-name="P13"><text:tab/>a) System.out.printf("x = %d%n", x + 5);</text:p>
      <text:p text:style-name="P17">Ans.<text:tab/>X = 10</text:p>
      <text:p text:style-name="P18"><text:tab/></text:p>
      <text:p text:style-name="P18"><text:tab/>b) System.out.printf("Value of %d *%d is %d\n", x, y, (x * y) );</text:p>
      <text:p text:style-name="P17">Ans.<text:tab/>Value of 5 *1 is 5</text:p>
      <text:p text:style-name="P18"><text:tab/></text:p>
      <text:p text:style-name="P18"><text:tab/>c) System.out.printf("x is %d and y is %d", x, y);</text:p>
      <text:p text:style-name="P19">Ans.<text:tab/>x is 5 and y is 1</text:p>
      <text:p text:style-name="P13"><text:tab/>d) System.out.printf("%d is not equal to %d\n", (x + y), (x * y) );</text:p>
      <text:p text:style-name="P19">Ans,<text:tab/>6 is not equal to 5</text:p>
      <text:p text:style-name="P19"><text:tab/></text:p>
      <text:p text:style-name="P13"/>
      <text:p text:style-name="P13">2.11<text:tab/>Which of the following Java statements contain variables whose values are not modified?</text:p>
      <text:p text:style-name="P20"><text:tab/></text:p>
      <text:p text:style-name="P20"><text:soft-page-break/><text:tab/>a) int m = (p + 2) + 3;</text:p>
      <text:p text:style-name="P13"><text:tab/>b) System.out.println("m = m + 1");</text:p>
      <text:p text:style-name="P13"><text:tab/>c) int m = p / 2;</text:p>
      <text:p text:style-name="P13"><text:tab/>d) int j = k + 2;</text:p>
      <text:p text:style-name="P21">Ans.<text:tab/>The statements a, c and d contains variables whose values are not modified in their process.</text:p>
      <text:p text:style-name="P21"/>
      <text:p text:style-name="P21">2.12<text:tab/>Given that y = ax<text:span text:style-name="T6">2</text:span> + 5x + 2, which of the following are correct Java statements for this <text:tab/>equation?</text:p>
      <text:p text:style-name="P21"><text:tab/>a) y = a * x * x + 5 * x + 2;</text:p>
      <text:p text:style-name="P21"><text:tab/>b) y = a * x * x + (5 * x) + 2;</text:p>
      <text:p text:style-name="P21"><text:tab/>c) y = a * x * x + 5 * (x + 2);</text:p>
      <text:p text:style-name="P21"><text:tab/>d) y = a * (x * x) + 5 * x + 2;</text:p>
      <text:p text:style-name="P21"><text:tab/>e) y = a * x * (x + 5 * x) + 2;</text:p>
      <text:p text:style-name="P21"><text:tab/>f) y = a * (x * x + 5 * x + 2); <text:s/></text:p>
      <text:p text:style-name="P22">Ans.<text:tab/>The a, b, and d java statements are correct</text:p>
      <text:p text:style-name="P22"/>
      <text:p text:style-name="P22">2.13 <text:tab/>What is the output that will be printed after execution of the following Java code snippet?</text:p>
      <text:p text:style-name="P22"><text:tab/>Explain why.</text:p>
      <text:p text:style-name="P23"><text:tab/></text:p>
      <text:p text:style-name="P23"><text:tab/>int p = 5;</text:p>
      <text:p text:style-name="P22"><text:tab/>System.out.printf("%d", p + 2 * 4);</text:p>
      <text:p text:style-name="P22"><text:tab/>System.out.printf("%d", p * 2 + 4);</text:p>
      <text:p text:style-name="P25">Ans.<text:tab/>1314 will be the output and the cursor remains on the same line. The two expressions <text:tab/><text:span text:style-name="T8">displays to the screen. They have format specifiers that hold a value (p + 2 * 4) and </text:span></text:p>
      <text:p text:style-name="P25"><text:span text:style-name="T8"><text:tab/>(p * <text:s/></text:span><text:span text:style-name="T9">2</text:span><text:span text:style-name="T8">+ 4 ) respectively. The valuse that the first statement is displayed and immediately <text:tab/>follewed by the value of the second because there is no specificationfor spaces inbetween or <text:tab/>displaey in separate lines.</text:span></text:p>
      <text:p text:style-name="P22"/>
      <text:p text:style-name="P22">2.14 <text:tab/>Write an application that displays the numbers 1 to 4 on the same line, with each pair of</text:p>
      <text:p text:style-name="P22"><text:tab/>adjacent numbers separated by one space. Use the following techniques:</text:p>
      <text:p text:style-name="P22"/>
      <text:p text:style-name="P22"><text:tab/>a) Use one System.out.println statement.</text:p>
      <text:p text:style-name="P22"><text:tab/></text:p>
      <text:p text:style-name="P22"><text:span text:style-name="T10">Ans.</text:span><text:tab/>import java.util.Scanner;</text:p>
      <text:p text:style-name="P22"/>
      <text:p text:style-name="P22">public class A{</text:p>
      <text:p text:style-name="P22"/>
      <text:p text:style-name="P22"><text:tab/>public static void main(String[] args){</text:p>
      <text:p text:style-name="P22"><text:tab/><text:tab/></text:p>
      <text:p text:style-name="P22"><text:tab/><text:tab/>Scanner userInput = new Scanner(System.in);</text:p>
      <text:p text:style-name="P22"><text:tab/><text:tab/></text:p>
      <text:p text:style-name="P22"><text:tab/><text:tab/>System.out.println("Enter numbers 1 to 4 separated with spaces: ");</text:p>
      <text:p text:style-name="P22"><text:tab/><text:tab/>int a = userInput.nextInt();</text:p>
      <text:p text:style-name="P22"><text:tab/><text:tab/>int b = userInput.nextInt();</text:p>
      <text:p text:style-name="P22"><text:tab/><text:tab/>int c = userInput.nextInt();</text:p>
      <text:p text:style-name="P22"><text:tab/><text:tab/>int d = userInput.nextInt();</text:p>
      <text:p text:style-name="P22"><text:tab/><text:tab/></text:p>
      <text:p text:style-name="P22"><text:tab/><text:tab/>System.out.println( a + " "+ b +" "+ c + " "+ <text:s/>d);</text:p>
      <text:p text:style-name="P22"><text:tab/>}</text:p>
      <text:p text:style-name="P22">}</text:p>
      <text:p text:style-name="P22"><text:tab/></text:p>
      <text:p text:style-name="P26"/>
      <text:p text:style-name="P22"><text:soft-page-break/><text:tab/>b) Use four System.out.print statements.</text:p>
      <text:p text:style-name="P22"/>
      <text:p text:style-name="P26">Ans.<text:tab/>import java.util.Scanner;</text:p>
      <text:p text:style-name="P26"/>
      <text:p text:style-name="P26">public class A{</text:p>
      <text:p text:style-name="P26"/>
      <text:p text:style-name="P26"><text:tab/>public static void main(String[] args){</text:p>
      <text:p text:style-name="P26"><text:tab/><text:tab/></text:p>
      <text:p text:style-name="P26"><text:tab/><text:tab/>Scanner userInput = new Scanner(System.in);</text:p>
      <text:p text:style-name="P26"><text:tab/><text:tab/></text:p>
      <text:p text:style-name="P26"><text:tab/><text:tab/>System.out.println("Enter numbers 1 to 4 separated with spaces: ");</text:p>
      <text:p text:style-name="P26"><text:tab/><text:tab/>int a = userInput.nextInt();</text:p>
      <text:p text:style-name="P26"><text:tab/><text:tab/>int b = userInput.nextInt();</text:p>
      <text:p text:style-name="P26"><text:tab/><text:tab/>int c = userInput.nextInt();</text:p>
      <text:p text:style-name="P26"><text:tab/><text:tab/>int d = userInput.nextInt();</text:p>
      <text:p text:style-name="P26"><text:tab/><text:tab/></text:p>
      <text:p text:style-name="P26"><text:tab/><text:tab/>System.out.print(a +" ");</text:p>
      <text:p text:style-name="P26"><text:tab/><text:tab/>System.out.print(b +" ");</text:p>
      <text:p text:style-name="P26"><text:tab/><text:tab/>System.out.print(c +" ");</text:p>
      <text:p text:style-name="P26"><text:tab/><text:tab/>System.out.print(d +" ");</text:p>
      <text:p text:style-name="P26"><text:tab/>}</text:p>
      <text:p text:style-name="P26">}</text:p>
      <text:p text:style-name="P26"/>
      <text:p text:style-name="P22"><text:tab/>c) Use one System.out.printf statement.</text:p>
      <text:p text:style-name="P22"/>
      <text:p text:style-name="P27">Ans.<text:tab/><text:span text:style-name="T7">import java.util.Scanner;</text:span></text:p>
      <text:p text:style-name="P24"/>
      <text:p text:style-name="P24">public class A{</text:p>
      <text:p text:style-name="P24"/>
      <text:p text:style-name="P24"><text:tab/>public static void main(String[] args){</text:p>
      <text:p text:style-name="P24"><text:tab/><text:tab/></text:p>
      <text:p text:style-name="P24"><text:tab/><text:tab/>Scanner userInput = new Scanner(System.in);</text:p>
      <text:p text:style-name="P24"><text:tab/><text:tab/></text:p>
      <text:p text:style-name="P24"><text:tab/><text:tab/>System.out.println("Enter numbers 1 to 4 separated with spaces: ");</text:p>
      <text:p text:style-name="P24"><text:tab/><text:tab/>int a = userInput.nextInt();</text:p>
      <text:p text:style-name="P24"><text:tab/><text:tab/>int b = userInput.nextInt();</text:p>
      <text:p text:style-name="P24"><text:tab/><text:tab/>int c = userInput.nextInt();</text:p>
      <text:p text:style-name="P24"><text:tab/><text:tab/>int d = userInput.nextInt();</text:p>
      <text:p text:style-name="P24"><text:tab/><text:tab/></text:p>
      <text:p text:style-name="P24"><text:tab/><text:tab/>System.out.printf("%d %d %d %d\n", a, b, c, d);</text:p>
      <text:p text:style-name="P24"><text:tab/>}</text:p>
      <text:p text:style-name="P24">}</text:p>
      <text:p text:style-name="P22"/>
      <text:p text:style-name="P22">2.15 <text:tab/>(Arithmetic) Write an application that asks the user to enter two integers, obtains them from</text:p>
      <text:p text:style-name="P22"><text:tab/>the user and prints the square of each, the sum of their squares, and the difference of the <text:tab/>squares (first number squared minus the second number squared). Use the techniques shown <text:tab/>in Fig. 2.7.</text:p>
      <text:p text:style-name="P28"/>
      <text:p text:style-name="P28">Ans.<text:tab/>import java.util.Scanner;</text:p>
      <text:p text:style-name="P28"/>
      <text:p text:style-name="P28">public class A{</text:p>
      <text:p text:style-name="P28"/>
      <text:p text:style-name="P28"><text:soft-page-break/><text:tab/>public static void main(String[] args){</text:p>
      <text:p text:style-name="P28"><text:tab/><text:tab/></text:p>
      <text:p text:style-name="P28"><text:tab/><text:tab/>Scanner userInput = new Scanner(System.in);</text:p>
      <text:p text:style-name="P28"><text:tab/><text:tab/></text:p>
      <text:p text:style-name="P28"><text:tab/><text:tab/>System.out.print("Enter first integer: ");</text:p>
      <text:p text:style-name="P28"><text:tab/><text:tab/>int a = userInput.nextInt();</text:p>
      <text:p text:style-name="P28"><text:tab/><text:tab/></text:p>
      <text:p text:style-name="P28"><text:tab/><text:tab/>System.out.print("Enter second integer: ");</text:p>
      <text:p text:style-name="P28"><text:tab/><text:tab/>int b = userInput.nextInt();</text:p>
      <text:p text:style-name="P28"><text:tab/><text:tab/></text:p>
      <text:p text:style-name="P28"><text:tab/><text:tab/>int squareA = a * a;</text:p>
      <text:p text:style-name="P28"><text:tab/><text:tab/>int squareB = b * b;</text:p>
      <text:p text:style-name="P28"><text:tab/><text:tab/>int sumOfSquares = squareA + squareB;</text:p>
      <text:p text:style-name="P28"><text:tab/><text:tab/>int differenceOfSquares = squareA - squareB;</text:p>
      <text:p text:style-name="P28"><text:tab/><text:tab/></text:p>
      <text:p text:style-name="P28"><text:tab/><text:tab/>System.out.printf("Square of first and second integer each %d %d %n", squareA, squareB);</text:p>
      <text:p text:style-name="P28"><text:tab/><text:tab/>System.out.printf("Sum of the Square of first and second integer %d %n", sumOfSquares);</text:p>
      <text:p text:style-name="P28"><text:tab/><text:tab/>System.out.printf("Difference of the Square of first and second integer %d %n", differenceOfSquares);</text:p>
      <text:p text:style-name="P28"><text:tab/>}</text:p>
      <text:p text:style-name="P28">}</text:p>
      <text:p text:style-name="P28"/>
      <text:p text:style-name="P22">2.16 <text:tab/>(Comparing Integers) Write an application that asks the user to enter one integer, obtains it <text:tab/>from the user and displays whether the number and its square are greater than, equal to, not <text:tab/>equal to, or less than the number 100. Use the techniques shown in Fig. 2.15.</text:p>
      <text:p text:style-name="P29"/>
      <text:p text:style-name="P29">Ans.<text:tab/>import java.util.Scanner;</text:p>
      <text:p text:style-name="P29"/>
      <text:p text:style-name="P29">public class C<text:span text:style-name="T11">ompareIntegers</text:span>{</text:p>
      <text:p text:style-name="P29"/>
      <text:p text:style-name="P29"><text:tab/>public static void main(String[] args){</text:p>
      <text:p text:style-name="P29"><text:tab/></text:p>
      <text:p text:style-name="P29"><text:tab/><text:tab/>Scanner userInput = new Scanner(System.in);</text:p>
      <text:p text:style-name="P29"><text:tab/><text:tab/></text:p>
      <text:p text:style-name="P29"><text:tab/><text:tab/>System.out.print("Enter an integer: ");</text:p>
      <text:p text:style-name="P29"><text:tab/><text:tab/>int integer = userInput.nextInt();</text:p>
      <text:p text:style-name="P29"><text:tab/><text:tab/></text:p>
      <text:p text:style-name="P29"><text:tab/><text:tab/>int integerSquare = integer * integer;</text:p>
      <text:p text:style-name="P29"><text:tab/><text:tab/></text:p>
      <text:p text:style-name="P29"><text:tab/><text:tab/>if (integer &gt; 100){</text:p>
      <text:p text:style-name="P29"><text:tab/><text:tab/><text:tab/>System.out.printf("%d &gt; 100 %n", integer);</text:p>
      <text:p text:style-name="P29"><text:tab/><text:tab/>}</text:p>
      <text:p text:style-name="P29"><text:tab/><text:tab/></text:p>
      <text:p text:style-name="P29"><text:tab/><text:tab/>if (integer == 100){</text:p>
      <text:p text:style-name="P29"><text:tab/><text:tab/><text:tab/>System.out.printf("%d == 100 %n", integer);</text:p>
      <text:p text:style-name="P29"><text:tab/><text:tab/>}</text:p>
      <text:p text:style-name="P29"><text:tab/><text:tab/></text:p>
      <text:p text:style-name="P29"><text:tab/><text:tab/>if (integer != 100){</text:p>
      <text:p text:style-name="P29"><text:tab/><text:tab/><text:tab/>System.out.printf("%d != 100 %n", integer);</text:p>
      <text:p text:style-name="P29"><text:tab/><text:tab/>}</text:p>
      <text:p text:style-name="P29"><text:soft-page-break/><text:tab/><text:tab/></text:p>
      <text:p text:style-name="P29"><text:tab/><text:tab/>if (integer &lt; 100){</text:p>
      <text:p text:style-name="P29"><text:tab/><text:tab/><text:tab/>System.out.printf("%d &lt; 100 %n", integer);</text:p>
      <text:p text:style-name="P29"><text:tab/><text:tab/>}</text:p>
      <text:p text:style-name="P29"><text:tab/><text:tab/></text:p>
      <text:p text:style-name="P29"><text:tab/><text:tab/></text:p>
      <text:p text:style-name="P29"><text:tab/><text:tab/>if (integerSquare &gt; 100){</text:p>
      <text:p text:style-name="P29"><text:tab/><text:tab/><text:tab/>System.out.printf("The square of integer %d &gt; 100 %n", integerSquare);</text:p>
      <text:p text:style-name="P29"><text:tab/><text:tab/>}</text:p>
      <text:p text:style-name="P29"><text:tab/><text:tab/></text:p>
      <text:p text:style-name="P29"><text:tab/><text:tab/>if (integerSquare == 100){</text:p>
      <text:p text:style-name="P29"><text:tab/><text:tab/><text:tab/>System.out.printf("The square of integer %d == 100 %n", integerSquare);</text:p>
      <text:p text:style-name="P29"><text:tab/><text:tab/>}</text:p>
      <text:p text:style-name="P29"><text:tab/><text:tab/></text:p>
      <text:p text:style-name="P29"><text:tab/><text:tab/>if (integerSquare != 100){</text:p>
      <text:p text:style-name="P29"><text:tab/><text:tab/><text:tab/>System.out.printf("The square of integer %d != 100 %n", integerSquare);</text:p>
      <text:p text:style-name="P29"><text:tab/><text:tab/>}</text:p>
      <text:p text:style-name="P29"><text:tab/><text:tab/></text:p>
      <text:p text:style-name="P29"><text:tab/><text:tab/>if (integerSquare &lt; 100){</text:p>
      <text:p text:style-name="P29"><text:tab/><text:tab/><text:tab/>System.out.printf("The square of integer %d &lt; 100 %n", integerSquare);</text:p>
      <text:p text:style-name="P29"><text:tab/><text:tab/>}</text:p>
      <text:p text:style-name="P29"><text:tab/>}</text:p>
      <text:p text:style-name="P29">}</text:p>
      <text:p text:style-name="P22"/>
      <text:p text:style-name="P22">2.17 <text:tab/>(Arithmetic, Smallest and Largest) Write an application that inputs three integers from the <text:tab/>user and displays the sum, average, product, smallest and largest of the numbers. Use the <text:tab/>techniques shown in Fig. 2.15. [Note: The calculation of the average in this exercise should <text:tab/>result in an integer representation of the average. So, if the sum of the values is 7, the <text:tab/>average should be 2, not 2.3333….]</text:p>
      <text:p text:style-name="P22"/>
      <text:p text:style-name="P30">Ans.<text:tab/>import java.util.Scanner;</text:p>
      <text:p text:style-name="P30"/>
      <text:p text:style-name="P30">public class <text:span text:style-name="T11">Arithmetic</text:span>{</text:p>
      <text:p text:style-name="P30"/>
      <text:p text:style-name="P30"><text:tab/>public static void main(String[] args){</text:p>
      <text:p text:style-name="P30"><text:tab/></text:p>
      <text:p text:style-name="P30"><text:tab/><text:tab/>Scanner userInput = new Scanner(System.in);</text:p>
      <text:p text:style-name="P30"><text:tab/><text:tab/></text:p>
      <text:p text:style-name="P30"><text:tab/><text:tab/>System.out.print("Enter first integer: ");</text:p>
      <text:p text:style-name="P30"><text:tab/><text:tab/>int integer1 = userInput.nextInt();</text:p>
      <text:p text:style-name="P30"><text:tab/><text:tab/></text:p>
      <text:p text:style-name="P30"><text:tab/><text:tab/>System.out.print("Enter second integer: ");</text:p>
      <text:p text:style-name="P30"><text:tab/><text:tab/>int integer2 = userInput.nextInt();</text:p>
      <text:p text:style-name="P30"><text:tab/><text:tab/></text:p>
      <text:p text:style-name="P30"><text:tab/><text:tab/>System.out.print("Enter third integer: ");</text:p>
      <text:p text:style-name="P30"><text:tab/><text:tab/>int integer3 = userInput.nextInt();</text:p>
      <text:p text:style-name="P30"><text:tab/><text:tab/></text:p>
      <text:p text:style-name="P30"><text:tab/><text:tab/>int sum = integer1 + integer2 + integer3;</text:p>
      <text:p text:style-name="P30"><text:tab/><text:tab/>int average = sum / 3;</text:p>
      <text:p text:style-name="P30"><text:tab/><text:tab/>int product = integer1 * integer2 * integer3;</text:p>
      <text:p text:style-name="P30"><text:tab/><text:tab/></text:p>
      <text:p text:style-name="P30"><text:soft-page-break/><text:tab/><text:tab/>System.out.println("The sum is: "+ sum + "\nThe average is: " + average + "\nThe product is: " + product);</text:p>
      <text:p text:style-name="P30"><text:tab/><text:tab/><text:tab/><text:tab/></text:p>
      <text:p text:style-name="P30"><text:tab/><text:tab/>// 1st large</text:p>
      <text:p text:style-name="P30"><text:tab/><text:tab/>if (integer1 &gt; integer2 &amp;&amp; integer1 &gt; integer3){</text:p>
      <text:p text:style-name="P30"><text:tab/><text:tab/><text:tab/>System.out.printf("The largest number is %d%n", integer1);</text:p>
      <text:p text:style-name="P30"><text:tab/><text:tab/>}</text:p>
      <text:p text:style-name="P30"><text:tab/><text:tab/></text:p>
      <text:p text:style-name="P30"><text:tab/><text:tab/>// 2nd large</text:p>
      <text:p text:style-name="P30"><text:tab/><text:tab/>if (integer2 &gt; integer1 &amp;&amp; integer2 &gt; integer3){</text:p>
      <text:p text:style-name="P30"><text:tab/><text:tab/><text:tab/>System.out.printf("The largest number is %d%n", integer2);</text:p>
      <text:p text:style-name="P30"><text:tab/><text:tab/>}</text:p>
      <text:p text:style-name="P30"><text:tab/><text:tab/></text:p>
      <text:p text:style-name="P30"><text:tab/><text:tab/>// 3rd large</text:p>
      <text:p text:style-name="P30"><text:tab/><text:tab/>if (integer3 &gt; integer1 &amp;&amp; integer3 &gt; integer2){</text:p>
      <text:p text:style-name="P30"><text:tab/><text:tab/><text:tab/>System.out.printf("The largest number is %d%n", integer3);</text:p>
      <text:p text:style-name="P30"><text:tab/><text:tab/>}</text:p>
      <text:p text:style-name="P30"><text:tab/><text:tab/></text:p>
      <text:p text:style-name="P30"><text:tab/><text:tab/>// 1st small </text:p>
      <text:p text:style-name="P30"><text:tab/><text:tab/>if (integer1 &lt; integer2 &amp;&amp; integer1 &lt; integer3){</text:p>
      <text:p text:style-name="P30"><text:tab/><text:tab/><text:tab/>System.out.printf("The smallest number is %d%n", integer1);</text:p>
      <text:p text:style-name="P30"><text:tab/><text:tab/>}</text:p>
      <text:p text:style-name="P30"><text:tab/><text:tab/></text:p>
      <text:p text:style-name="P30"><text:tab/><text:tab/>// 2nd small</text:p>
      <text:p text:style-name="P30"><text:tab/><text:tab/>if (integer2 &lt; integer3 &amp;&amp; integer2 &lt; integer1){</text:p>
      <text:p text:style-name="P30"><text:tab/><text:tab/><text:tab/>System.out.printf("The smallest number is %d%n", integer2);</text:p>
      <text:p text:style-name="P30"><text:tab/><text:tab/>}</text:p>
      <text:p text:style-name="P30"><text:tab/><text:tab/></text:p>
      <text:p text:style-name="P30"><text:tab/><text:tab/>// 3rd small</text:p>
      <text:p text:style-name="P30"><text:tab/><text:tab/>if (integer3 &lt; integer1 &amp;&amp; integer3 &lt; integer2){</text:p>
      <text:p text:style-name="P30"><text:tab/><text:tab/><text:tab/>System.out.printf("The smallest number is %d%n", integer3);</text:p>
      <text:p text:style-name="P30"><text:tab/><text:tab/>}</text:p>
      <text:p text:style-name="P30"><text:tab/><text:tab/></text:p>
      <text:p text:style-name="P30"><text:tab/>}</text:p>
      <text:p text:style-name="P30">}</text:p>
      <text:p text:style-name="P30"/>
      <text:p text:style-name="P22">2.18 <text:tab/>(Displaying Shapes with Asterisks) Write an application that displays a box, an oval, an ar-</text:p>
      <text:p text:style-name="P22"><text:tab/>row and a diamond using asterisks (*), as follows:</text:p>
      <text:p text:style-name="P22"/>
      <text:p text:style-name="P31">Ans.<text:tab/>public class <text:span text:style-name="T14">Shapes</text:span> {</text:p>
      <text:p text:style-name="P31"><text:tab/></text:p>
      <text:p text:style-name="P31"><text:tab/>public static void main(String[] <text:span text:style-name="T13">args</text:span>) {</text:p>
      <text:p text:style-name="P31"><text:tab/><text:tab/></text:p>
      <text:p text:style-name="P31"><text:tab/>System.out.println("********* <text:s text:c="5"/>**** <text:s text:c="6"/>* <text:s text:c="7"/>*");</text:p>
      <text:p text:style-name="P31"><text:tab/>System.out.println("* <text:s text:c="6"/>* <text:s text:c="3"/>* <text:s text:c="5"/>* <text:s text:c="3"/>*** <text:s text:c="5"/>* *"); <text:s text:c="3"/></text:p>
      <text:p text:style-name="P31"><text:tab/>System.out.println("* <text:s text:c="6"/>* <text:s text:c="2"/>* <text:s text:c="7"/>* <text:s/>***** <text:s text:c="3"/>* <text:s text:c="2"/>*");</text:p>
      <text:p text:style-name="P31"><text:tab/>System.out.println("* <text:s text:c="6"/>* <text:s text:c="2"/>* <text:s text:c="7"/>* <text:s text:c="3"/>* <text:s text:c="4"/>* <text:s text:c="4"/>*");</text:p>
      <text:p text:style-name="P31"><text:tab/>System.out.println("* <text:s text:c="6"/>* <text:s text:c="2"/>* <text:s text:c="7"/>* <text:s text:c="3"/>* <text:s text:c="3"/>* <text:s text:c="6"/>*");</text:p>
      <text:p text:style-name="P31"><text:tab/>System.out.println("* <text:s text:c="6"/>* <text:s text:c="2"/>* <text:s text:c="7"/>* <text:s text:c="3"/>* <text:s text:c="4"/>* <text:s text:c="4"/>*");</text:p>
      <text:p text:style-name="P31"><text:tab/>System.out.println("* <text:s text:c="6"/>* <text:s text:c="2"/>* <text:s text:c="7"/>* <text:s text:c="3"/>* <text:s text:c="5"/>* <text:s text:c="2"/>*");</text:p>
      <text:p text:style-name="P31"><text:tab/>System.out.println("* <text:s text:c="6"/>* <text:s text:c="3"/>* <text:s text:c="5"/>* <text:s text:c="4"/>* <text:s text:c="6"/>* *");</text:p>
      <text:p text:style-name="P31"><text:tab/>System.out.println("********* <text:s text:c="5"/>**** <text:s text:c="6"/>* <text:s text:c="7"/>*");</text:p>
      <text:p text:style-name="P31"><text:soft-page-break/><text:tab/>} </text:p>
      <text:p text:style-name="P31">} </text:p>
      <text:p text:style-name="P32"/>
      <text:p text:style-name="P32"/>
      <text:p text:style-name="P32">2.19<text:tab/><text:span text:style-name="T12">What does the following code print?</text:span></text:p>
      <text:p text:style-name="P32"><text:tab/>System.out.printf(" <text:s/>****%n ******%n*******%n ******%n <text:s/>****%n");</text:p>
      <text:p text:style-name="P32"/>
      <text:p text:style-name="P32">Ans.<text:tab/></text:p>
      <text:p text:style-name="P32"><text:tab/> <text:s/>****</text:p>
      <text:p text:style-name="P32"><text:tab/> ******</text:p>
      <text:p text:style-name="P32"><text:tab/>*******</text:p>
      <text:p text:style-name="P32"><text:tab/> ******</text:p>
      <text:p text:style-name="P32"><text:tab/> <text:s/>****</text:p>
      <text:p text:style-name="P22"><text:tab/></text:p>
      <text:p text:style-name="P22">2.20<text:tab/>What does the following code print?</text:p>
      <text:p text:style-name="P22"/>
      <text:p text:style-name="P22"><text:tab/>System.out.println("*");</text:p>
      <text:p text:style-name="P22"><text:tab/>System.out.println("***");</text:p>
      <text:p text:style-name="P22"><text:tab/>System.out.println("*****");</text:p>
      <text:p text:style-name="P22"><text:tab/>System.out.println("****");</text:p>
      <text:p text:style-name="P22"><text:tab/>System.out.println("**");</text:p>
      <text:p text:style-name="P33"/>
      <text:p text:style-name="P33">Ans.<text:tab/>*</text:p>
      <text:p text:style-name="P33"><text:tab/>***</text:p>
      <text:p text:style-name="P33"><text:tab/>*****</text:p>
      <text:p text:style-name="P33"><text:tab/>****</text:p>
      <text:p text:style-name="P33"><text:tab/>**</text:p>
      <text:p text:style-name="P33"/>
      <text:p text:style-name="P33">2.21<text:tab/>What does the following code print?</text:p>
      <text:p text:style-name="P33"><text:tab/>System.out.print("*");</text:p>
      <text:p text:style-name="P33"><text:tab/>System.out.print("***");</text:p>
      <text:p text:style-name="P33"><text:tab/>System.out.print("*****");</text:p>
      <text:p text:style-name="P33"><text:tab/>System.out.print("****");</text:p>
      <text:p text:style-name="P33"><text:tab/>System.out.println("**");</text:p>
      <text:p text:style-name="P33"/>
      <text:p text:style-name="P34">Ans.<text:tab/>***************</text:p>
      <text:p text:style-name="P34"/>
      <text:p text:style-name="P34">2.22<text:tab/>What does the following code print?</text:p>
      <text:p text:style-name="P34"/>
      <text:p text:style-name="P34"><text:tab/>System.out.print("*");</text:p>
      <text:p text:style-name="P34"><text:tab/>System.out.println("***");</text:p>
      <text:p text:style-name="P34"><text:tab/>System.out.println("*****");</text:p>
      <text:p text:style-name="P34"><text:tab/>System.out.print("****");</text:p>
      <text:p text:style-name="P34"><text:tab/>System.out.println("**");</text:p>
      <text:p text:style-name="P34"/>
      <text:p text:style-name="P35">Ans.<text:tab/>****</text:p>
      <text:p text:style-name="P35"><text:tab/>*****</text:p>
      <text:p text:style-name="P35"><text:tab/>******</text:p>
      <text:p text:style-name="P35"/>
      <text:p text:style-name="P36">2.23<text:tab/>What does the following code print?</text:p>
      <text:p text:style-name="P36"><text:tab/>System.out.printf("%s%n%s%n%s%n%s%n", " <text:s/>*", " ***", "*****", " ***", " <text:s/>*");</text:p>
      <text:p text:style-name="P36"/>
      <text:p text:style-name="P37"><text:soft-page-break/></text:p>
      <text:p text:style-name="P37">Ans.<text:tab/> <text:s text:c="3"/>*</text:p>
      <text:p text:style-name="P37"><text:tab/> <text:s/>***</text:p>
      <text:p text:style-name="P37"><text:tab/>*****</text:p>
      <text:p text:style-name="P37"><text:tab/> <text:s/>***</text:p>
      <text:p text:style-name="P37"/>
      <text:p text:style-name="P37">2.24 <text:tab/>(Largest and Smallest Integers) Write an application that reads five integers and determines</text:p>
      <text:p text:style-name="P37"><text:tab/>and prints the largest and smallest integers in the group. Use only the programming <text:tab/>techniques you learned in this chapter.</text:p>
      <text:p text:style-name="P37"/>
      <text:p text:style-name="P38">Ans.<text:tab/>import java.util.Scanner;</text:p>
      <text:p text:style-name="P38"/>
      <text:p text:style-name="P38">public class Shapes1 {</text:p>
      <text:p text:style-name="P38"><text:tab/></text:p>
      <text:p text:style-name="P38"><text:tab/>public static void main(String[] args) {</text:p>
      <text:p text:style-name="P38"><text:tab/><text:tab/>Scanner userInput = new Scanner(System.in);<text:tab/></text:p>
      <text:p text:style-name="P38"><text:tab/><text:tab/></text:p>
      <text:p text:style-name="P38"><text:tab/><text:tab/>System.out.print("Enter five integers separated with spaces: ");</text:p>
      <text:p text:style-name="P38"><text:tab/><text:tab/> int a = userInput.nextInt();</text:p>
      <text:p text:style-name="P38"><text:tab/><text:tab/> int b = userInput.nextInt();</text:p>
      <text:p text:style-name="P38"><text:tab/><text:tab/> int c = userInput.nextInt();</text:p>
      <text:p text:style-name="P38"><text:tab/><text:tab/> int d = userInput.nextInt();</text:p>
      <text:p text:style-name="P38"><text:tab/><text:tab/> int e = userInput.nextInt();</text:p>
      <text:p text:style-name="P38"><text:tab/><text:tab/> </text:p>
      <text:p text:style-name="P38"><text:tab/><text:tab/> if (a &gt; b &amp;&amp; a &gt; c &amp;&amp; a &gt; d &amp;&amp; a &gt; e){</text:p>
      <text:p text:style-name="P38"><text:tab/><text:tab/> <text:tab/>System.out.println("The largest number is: "+ a);</text:p>
      <text:p text:style-name="P38"><text:tab/><text:tab/> }</text:p>
      <text:p text:style-name="P38"><text:tab/><text:tab/> </text:p>
      <text:p text:style-name="P38"><text:tab/><text:tab/> if (a &lt; b &amp;&amp; a &lt; c &amp;&amp; a &lt; d &amp;&amp; a &lt; e){</text:p>
      <text:p text:style-name="P38"><text:tab/><text:tab/> <text:tab/>System.out.println("The smallest number is: "+ a);</text:p>
      <text:p text:style-name="P38"><text:tab/><text:tab/> }</text:p>
      <text:p text:style-name="P38"><text:tab/><text:tab/> </text:p>
      <text:p text:style-name="P38"><text:tab/><text:tab/> if (b &gt; a &amp;&amp; b &gt; c &amp;&amp; b &gt; d &amp;&amp; b &gt; e){</text:p>
      <text:p text:style-name="P38"><text:tab/><text:tab/> <text:tab/>System.out.println("The largest number is: "+ b);</text:p>
      <text:p text:style-name="P38"><text:tab/><text:tab/> }</text:p>
      <text:p text:style-name="P38"><text:tab/><text:tab/> </text:p>
      <text:p text:style-name="P38"><text:tab/><text:tab/> if (b &lt; a &amp;&amp; b &lt; c &amp;&amp; b &lt; d &amp;&amp; b &lt; e){</text:p>
      <text:p text:style-name="P38"><text:tab/><text:tab/> <text:tab/>System.out.println("The smallest number is: "+ b);</text:p>
      <text:p text:style-name="P38"><text:tab/><text:tab/> }</text:p>
      <text:p text:style-name="P38"><text:tab/><text:tab/> </text:p>
      <text:p text:style-name="P38"><text:tab/><text:tab/> if (c &gt; a &amp;&amp; c &gt; b &amp;&amp; c &gt; d &amp;&amp; c &gt; e){</text:p>
      <text:p text:style-name="P38"><text:tab/><text:tab/> <text:tab/>System.out.println("The largest number is: "+ c);</text:p>
      <text:p text:style-name="P38"><text:tab/><text:tab/> }</text:p>
      <text:p text:style-name="P38"><text:tab/><text:tab/> </text:p>
      <text:p text:style-name="P38"><text:tab/><text:tab/> if (c &lt; a &amp;&amp; c &lt; b &amp;&amp; c &lt; d &amp;&amp; c &lt; e){</text:p>
      <text:p text:style-name="P38"><text:tab/><text:tab/> <text:tab/>System.out.println("The smallest number is: "+ c);</text:p>
      <text:p text:style-name="P38"><text:tab/><text:tab/> }</text:p>
      <text:p text:style-name="P38"><text:tab/><text:tab/> </text:p>
      <text:p text:style-name="P38"><text:tab/><text:tab/> if (d &gt; a &amp;&amp; d &gt; b &amp;&amp; d &gt; c &amp;&amp; d &gt; e){</text:p>
      <text:p text:style-name="P38"><text:tab/><text:tab/> <text:tab/>System.out.println("The largest number is: "+ d);</text:p>
      <text:p text:style-name="P38"><text:tab/><text:tab/> }</text:p>
      <text:p text:style-name="P38"><text:tab/><text:tab/> </text:p>
      <text:p text:style-name="P38"><text:soft-page-break/><text:tab/><text:tab/> if (d &lt; a &amp;&amp; d &lt; b &amp;&amp; d &lt; c &amp;&amp; d &lt; e){</text:p>
      <text:p text:style-name="P38"><text:tab/><text:tab/> <text:tab/>System.out.println("The smallest number is: "+ d);</text:p>
      <text:p text:style-name="P38"><text:tab/><text:tab/> }</text:p>
      <text:p text:style-name="P38"><text:tab/><text:tab/> </text:p>
      <text:p text:style-name="P38"><text:tab/><text:tab/> if (e &gt; a &amp;&amp; e &gt; b &amp;&amp; e &gt; c &amp;&amp; e &gt; d){</text:p>
      <text:p text:style-name="P38"><text:tab/><text:tab/> <text:tab/>System.out.println("The largest number is: "+ e);</text:p>
      <text:p text:style-name="P38"><text:tab/><text:tab/> }</text:p>
      <text:p text:style-name="P38"><text:tab/><text:tab/> </text:p>
      <text:p text:style-name="P38"><text:tab/><text:tab/> if (e &lt; a &amp;&amp; e &lt; b &amp;&amp; e &lt; c &amp;&amp; e &lt; d){</text:p>
      <text:p text:style-name="P38"><text:tab/><text:tab/> <text:tab/>System.out.println("The smallest number is: "+ d);</text:p>
      <text:p text:style-name="P38"><text:tab/><text:tab/> }</text:p>
      <text:p text:style-name="P38"><text:tab/>} </text:p>
      <text:p text:style-name="P38">}</text:p>
      <text:p text:style-name="P38"/>
      <text:p text:style-name="P38">2.25 <text:tab/>(Divisible by 3) Write an application that reads an integer and determines and prints whether <text:tab/>it’s divisible by 3 or not. [Hint: Use the remainder operator. A number is divisible by 3 if it’s <text:tab/>divided by 3 with a remainder of 0.]</text:p>
      <text:p text:style-name="P38"/>
      <text:p text:style-name="P40">Ans.<text:tab/>import java.util.Scanner;</text:p>
      <text:p text:style-name="P40"/>
      <text:p text:style-name="P40">public class Divisible {</text:p>
      <text:p text:style-name="P40"><text:tab/></text:p>
      <text:p text:style-name="P40"><text:tab/>public static void main(String[] args) {</text:p>
      <text:p text:style-name="P40"><text:tab/><text:tab/>Scanner userInput = new Scanner(System.in);<text:tab/></text:p>
      <text:p text:style-name="P40"><text:tab/><text:tab/></text:p>
      <text:p text:style-name="P40"><text:tab/><text:tab/>System.out.print("Enter an integers: ");</text:p>
      <text:p text:style-name="P40"><text:tab/><text:tab/>int a = userInput.nextInt();</text:p>
      <text:p text:style-name="P40"><text:tab/><text:tab/> </text:p>
      <text:p text:style-name="P40"><text:tab/><text:tab/>int remainder = a % 3;</text:p>
      <text:p text:style-name="P40"><text:tab/><text:tab/> </text:p>
      <text:p text:style-name="P40"><text:tab/><text:tab/> if (remainder == 0){</text:p>
      <text:p text:style-name="P40"><text:tab/><text:tab/> <text:tab/>System.out.println("The number "+ a +" is devisible by 3");</text:p>
      <text:p text:style-name="P40"><text:tab/><text:tab/> }</text:p>
      <text:p text:style-name="P40"><text:tab/><text:tab/> </text:p>
      <text:p text:style-name="P40"><text:tab/><text:tab/> if (remainder != 0){</text:p>
      <text:p text:style-name="P40"><text:tab/><text:tab/> <text:tab/>System.out.println("The number "+ a +" is not devisible by 3");</text:p>
      <text:p text:style-name="P40"><text:tab/><text:tab/> }</text:p>
      <text:p text:style-name="P40"><text:tab/>} </text:p>
      <text:p text:style-name="P40">}</text:p>
      <text:p text:style-name="P38"/>
      <text:p text:style-name="P38">2.26 <text:tab/>(Multiples) Write an application that reads two integers, determines whether the first number <text:tab/>tripled is a multiple of the second number doubled, and prints the result. [Hint: Use the <text:tab/>remainder operator.]</text:p>
      <text:p text:style-name="P38"/>
      <text:p text:style-name="P41">Ans.<text:tab/>import java.util.Scanner;</text:p>
      <text:p text:style-name="P41"/>
      <text:p text:style-name="P41">public class Shapes1 {</text:p>
      <text:p text:style-name="P41"><text:tab/></text:p>
      <text:p text:style-name="P41"><text:tab/>public static void main(String[] args) {</text:p>
      <text:p text:style-name="P41"><text:tab/><text:tab/>Scanner userInput = new Scanner(System.in);<text:tab/></text:p>
      <text:p text:style-name="P41"><text:tab/><text:tab/></text:p>
      <text:p text:style-name="P41"><text:tab/><text:tab/>System.out.print("Enter an two integers seperated by space: ");</text:p>
      <text:p text:style-name="P41"><text:soft-page-break/><text:tab/><text:tab/>int a = userInput.nextInt();</text:p>
      <text:p text:style-name="P41"><text:tab/><text:tab/>int b = userInput.nextInt();</text:p>
      <text:p text:style-name="P41"><text:tab/><text:tab/> </text:p>
      <text:p text:style-name="P41"><text:tab/><text:tab/>int aTrippled = a * 3;</text:p>
      <text:p text:style-name="P41"><text:tab/><text:tab/>int bDoubled = b * 2;</text:p>
      <text:p text:style-name="P41"><text:tab/><text:tab/></text:p>
      <text:p text:style-name="P41"><text:tab/><text:tab/>int multiple = aTrippled % bDoubled;</text:p>
      <text:p text:style-name="P41"><text:tab/><text:tab/> </text:p>
      <text:p text:style-name="P41"><text:tab/><text:tab/> if (multiple == 0){</text:p>
      <text:p text:style-name="P41"><text:tab/><text:tab/> <text:tab/>System.out.println("The triple of number "+ a +" is a multiple of the double of "+ b);</text:p>
      <text:p text:style-name="P41"><text:tab/><text:tab/> }</text:p>
      <text:p text:style-name="P41"><text:tab/><text:tab/> </text:p>
      <text:p text:style-name="P41"><text:tab/><text:tab/> if (multiple != 0){</text:p>
      <text:p text:style-name="P41"><text:tab/><text:tab/> <text:tab/>System.out.println("The triple of number "+ a +" is not a multiple of the double of "+ b);</text:p>
      <text:p text:style-name="P41"><text:tab/><text:tab/> }</text:p>
      <text:p text:style-name="P41"><text:tab/>} </text:p>
      <text:p text:style-name="P41">}</text:p>
      <text:p text:style-name="P38"/>
      <text:p text:style-name="P38">2.27 <text:tab/>(Checkerboard Pattern of Asterisks) Write an application that displays a checkerboard pat- <text:tab/>tern, as follows:</text:p>
      <text:p text:style-name="P38"/>
      <text:p text:style-name="P38"><text:tab/>* * * * * * * *</text:p>
      <text:p text:style-name="P38"><text:tab/> * * * * * * * *</text:p>
      <text:p text:style-name="P38"><text:tab/>* * * * * * * *</text:p>
      <text:p text:style-name="P38"><text:tab/> * * * * * * * *</text:p>
      <text:p text:style-name="P38"><text:tab/>* * * * * * * *</text:p>
      <text:p text:style-name="P38"><text:tab/> * * * * * * * *</text:p>
      <text:p text:style-name="P38"><text:tab/>* * * * * * * *</text:p>
      <text:p text:style-name="P39"><text:tab/> * * * * * * * *</text:p>
      <text:p text:style-name="P39"/>
      <text:p text:style-name="P42">Ans.<text:tab/>public class Shapes1 {</text:p>
      <text:p text:style-name="P42"><text:tab/></text:p>
      <text:p text:style-name="P42"><text:tab/>public static void main(String[] args) {<text:tab/></text:p>
      <text:p text:style-name="P42"><text:tab/><text:tab/></text:p>
      <text:p text:style-name="P42"><text:tab/><text:tab/>System.out.println("********");</text:p>
      <text:p text:style-name="P42"><text:tab/><text:tab/>System.out.println(" ********");</text:p>
      <text:p text:style-name="P42"><text:tab/><text:tab/>System.out.println("********");</text:p>
      <text:p text:style-name="P42"><text:tab/><text:tab/>System.out.println(" ********");</text:p>
      <text:p text:style-name="P42"><text:tab/><text:tab/>System.out.println("********");</text:p>
      <text:p text:style-name="P42"><text:tab/><text:tab/>System.out.println(" ********");</text:p>
      <text:p text:style-name="P42"><text:tab/><text:tab/>System.out.println("********");</text:p>
      <text:p text:style-name="P42"><text:tab/><text:tab/>System.out.println(" ********");</text:p>
      <text:p text:style-name="P42"><text:tab/><text:tab/></text:p>
      <text:p text:style-name="P42"><text:tab/>} </text:p>
      <text:p text:style-name="P42">}</text:p>
      <text:p text:style-name="P39"/>
      <text:p text:style-name="P38">2.28<text:tab/>(Diameter, Circumference and Area of a Circle) Here’s a peek ahead. In this chapter, you</text:p>
      <text:p text:style-name="P38">learned about integers and the type int. Java can also represent floating-point numbers that contain</text:p>
      <text:p text:style-name="P38">decimal points, such as 3.14159. Write an application that inputs from the user the radius of a circle</text:p>
      <text:p text:style-name="P38">as an integer and prints the circle’s diameter, circumference and area using the floating-point value</text:p>
      <text:p text:style-name="P38"><text:soft-page-break/>3.14159 for π. Use the techniques shown in Fig. 2.7. [Note: You may also use the predefined con-</text:p>
      <text:p text:style-name="P38">stant Math.PI for the value of π. This constant is more precise than the value 3.14159. Class Math</text:p>
      <text:p text:style-name="P38">is defined in package java.lang. Classes in that package are imported automatically, so you do not</text:p>
      <text:p text:style-name="P38">need to import class Math to use it.] Use the following formulas (r is the radius):</text:p>
      <text:p text:style-name="P38">diameter = 2r</text:p>
      <text:p text:style-name="P38">circumference = 2πr</text:p>
      <text:p text:style-name="P38">area = πr 2</text:p>
      <text:p text:style-name="P38">Do not store the results of each calculation in a variable. Rather, specify each calculation as the</text:p>
      <text:p text:style-name="P38">value that will be output in a System.out.printf statement. The values produced by the circum-</text:p>
      <text:p text:style-name="P38">ference and area calculations are floating-point numbers. Such values can be output with the for-</text:p>
      <text:p text:style-name="P38">mat specifier %f in a System.out.printf statement. You’ll learn more about floating-point</text:p>
      <text:p text:style-name="P38">numbers in Chapter 3.</text:p>
      <text:p text:style-name="P38"/>
      <text:p text:style-name="P43">Ans.<text:tab/>import java.util.Scanner;</text:p>
      <text:p text:style-name="P43"/>
      <text:p text:style-name="P43">public class CalculationsForCircle {</text:p>
      <text:p text:style-name="P43"><text:s text:c="4"/>public static void main(String[] args) {</text:p>
      <text:p text:style-name="P43"><text:s text:c="8"/>Scanner input = new Scanner(System.in);</text:p>
      <text:p text:style-name="P43"/>
      <text:p text:style-name="P43"><text:s text:c="8"/>System.out.print("Enter the radius of the circle: ");</text:p>
      <text:p text:style-name="P43"><text:s text:c="8"/>int radius = input.nextInt();</text:p>
      <text:p text:style-name="P43"/>
      <text:p text:style-name="P43"><text:s text:c="8"/>System.out.printf("Diameter: %f%n", (2.0 * radius));</text:p>
      <text:p text:style-name="P43"><text:s text:c="8"/>System.out.printf("Circumference: %f%n", (2.0 * Math.PI * radius));</text:p>
      <text:p text:style-name="P43"><text:s text:c="8"/>System.out.printf("Area: %f%n", (Math.PI * radius * radius));</text:p>
      <text:p text:style-name="P43"><text:s text:c="4"/>}</text:p>
      <text:p text:style-name="P43">}</text:p>
      <text:p text:style-name="P43"/>
      <text:p text:style-name="P38"><text:span text:style-name="T15">2.29<text:tab/></text:span>(Integer Value of a Character) Here’s another peek ahead. In this chapter, you learned</text:p>
      <text:p text:style-name="P38">about integers and the type int. Java can also represent uppercase letters, lowercase letters and a con-</text:p>
      <text:p text:style-name="P38">siderable variety of special symbols. Every character has a corresponding integer representation. The</text:p>
      <text:p text:style-name="P38">set of characters a computer uses together with the corresponding integer representations for those</text:p>
      <text:p text:style-name="P38">characters is called that computer’s character set. You can indicate a character value in a program</text:p>
      <text:p text:style-name="P38">simply by enclosing that character in single quotes, as in 'A'.</text:p>
      <text:p text:style-name="P38">You can determine a character’s integer equivalent by preceding that character with (int), as in</text:p>
      <text:p text:style-name="P38">(int) 'A'</text:p>
      <text:p text:style-name="P38">An operator of this form is called a cast operator. (You’ll learn about cast operators in Chapter 4.)</text:p>
      <text:p text:style-name="P38">The following statement outputs a character and its integer equivalent:</text:p>
      <text:p text:style-name="P38">System.out.printf("The character %c has the value %d%n", 'A', ((int) 'A'));</text:p>
      <text:p text:style-name="P38">When the preceding statement executes, it displays the character A and the value 65 (from the Uni-</text:p>
      <text:p text:style-name="P38">code® character set) as part of the string. The format specifier %c is a placeholder for a character (in</text:p>
      <text:p text:style-name="P38">this case, the character 'A').</text:p>
      <text:p text:style-name="P38">Using statements similar to the one shown earlier in this exercise, write an application that</text:p>
      <text:p text:style-name="P38">displays the integer equivalents of some uppercase letters, lowercase letters, digits and special sym-</text:p>
      <text:p text:style-name="P38">bols. Display the integer equivalents of the following: A B C a b c 0 1 2 $ * + / and the blank</text:p>
      <text:p text:style-name="P38">character.</text:p>
      <text:p text:style-name="P38"/>
      <text:p text:style-name="P12">Ans.<text:tab/>public class CharacterIntegerValue {</text:p>
      <text:p text:style-name="P12"><text:s text:c="4"/>public static void main(String[] args) {</text:p>
      <text:p text:style-name="P12"><text:soft-page-break/><text:s text:c="8"/>System.out.printf("The character %c has the value %d%n", 'A', ((int) 'A'));</text:p>
      <text:p text:style-name="P12"><text:s text:c="8"/>System.out.printf("The character %c has the value %d%n", 'B', ((int) 'B'));</text:p>
      <text:p text:style-name="P12"><text:s text:c="8"/>System.out.printf("The character %c has the value %d%n", 'C', ((int) 'C'));</text:p>
      <text:p text:style-name="P12"><text:s text:c="8"/>System.out.printf("The character %c has the value %d%n", 'a', ((int) 'a'));</text:p>
      <text:p text:style-name="P12"><text:s text:c="8"/>System.out.printf("The character %c has the value %d%n", 'b', ((int) 'b'));</text:p>
      <text:p text:style-name="P12"><text:s text:c="8"/>System.out.printf("The character %c has the value %d%n", 'c', ((int) 'c'));</text:p>
      <text:p text:style-name="P12"><text:s text:c="8"/>System.out.printf("The character %c has the value %d%n", '0', ((int) '0'));</text:p>
      <text:p text:style-name="P12"><text:s text:c="8"/>System.out.printf("The character %c has the value %d%n", '1', ((int) '1'));</text:p>
      <text:p text:style-name="P12"><text:s text:c="8"/>System.out.printf("The character %c has the value %d%n", '2', ((int) '2'));</text:p>
      <text:p text:style-name="P12"><text:s text:c="8"/>System.out.printf("The character %c has the value %d%n", '$', ((int) '$'));</text:p>
      <text:p text:style-name="P12"><text:s text:c="8"/>System.out.printf("The character %c has the value %d%n", '*', ((int) '*'));</text:p>
      <text:p text:style-name="P12"><text:s text:c="8"/>System.out.printf("The character %c has the value %d%n", '+', ((int) '+'));</text:p>
      <text:p text:style-name="P12"><text:s text:c="8"/>System.out.printf("The character %c has the value %d%n", '/', ((int) '/'));</text:p>
      <text:p text:style-name="P12"><text:s text:c="8"/>System.out.printf("The character %c has the value %d%n", ' ', ((int) ' '));</text:p>
      <text:p text:style-name="P12"><text:s text:c="4"/>}</text:p>
      <text:p text:style-name="P12">}</text:p>
      <text:p text:style-name="P12"/>
      <text:p text:style-name="P12">2.30 (Separating the Digits in an Integer) Write an application that inputs one number consist-</text:p>
      <text:p text:style-name="P12">ing of five digits from the user, separates the number into its individual digits and prints the digits</text:p>
      <text:p text:style-name="P12">separated from one another by three spaces each. For example, if the user types in the number 42339,</text:p>
      <text:p text:style-name="P12">the program should print</text:p>
      <text:p text:style-name="P12">4</text:p>
      <text:p text:style-name="P12">2</text:p>
      <text:p text:style-name="P12">3</text:p>
      <text:p text:style-name="P12">3</text:p>
      <text:p text:style-name="P12">9</text:p>
      <text:p text:style-name="P12">Assume that the user enters the correct number of digits. What happens when you enter a</text:p>
      <text:p text:style-name="P12">number with more than five digits? What happens when you enter a number with fewer than five</text:p>
      <text:p text:style-name="P12">digits? [Hint: It’s possible to do this exercise with the techniques you learned in this chapter. You’ll</text:p>
      <text:p text:style-name="P12">need to use both division and remainder operations to “pick off ” each digit.]</text:p>
      <text:p text:style-name="P12"/>
      <text:p text:style-name="P12">Ans<text:tab/>import java.util.Scanner;</text:p>
      <text:p text:style-name="P12"/>
      <text:p text:style-name="P12">public class NumberSeparator {</text:p>
      <text:p text:style-name="P12"><text:s text:c="4"/>public static void main(String[] args) {</text:p>
      <text:p text:style-name="P12"><text:s text:c="8"/>Scanner input = new Scanner(System.in);</text:p>
      <text:p text:style-name="P12"/>
      <text:p text:style-name="P12"><text:s text:c="8"/>System.out.print("Enter a five-digit integer: ");</text:p>
      <text:p text:style-name="P12"><text:s text:c="8"/>int userInput = input.nextInt();</text:p>
      <text:p text:style-name="P12"/>
      <text:p text:style-name="P12"><text:s text:c="8"/>if (userInput &gt;= 10000) {</text:p>
      <text:p text:style-name="P12"><text:s text:c="12"/>int digit1 = userInput / 10000;</text:p>
      <text:p text:style-name="P12"><text:s text:c="12"/>int digit2 = (digit1 / 1000) % 10;</text:p>
      <text:p text:style-name="P12"><text:s text:c="12"/>int digit3 = (userInput / 100) % 10;</text:p>
      <text:p text:style-name="P12"><text:s text:c="12"/>int digit4 = (userInput / 10) % 10;</text:p>
      <text:p text:style-name="P12"><text:s text:c="12"/>int digit5 = userInput % 10;</text:p>
      <text:p text:style-name="P12"/>
      <text:p text:style-name="P12"><text:s text:c="12"/>System.out.printf("%d <text:s text:c="2"/>%d <text:s text:c="2"/>%d <text:s text:c="2"/>%d <text:s text:c="2"/>%d%n", digit5, digit4, digit3, digit2, digit1);</text:p>
      <text:p text:style-name="P12"><text:s text:c="8"/>} </text:p>
      <text:p text:style-name="P12"><text:s text:c="8"/></text:p>
      <text:p text:style-name="P12"><text:s text:c="8"/>if (userInput &lt;= 9999) {</text:p>
      <text:p text:style-name="P12"><text:soft-page-break/><text:s text:c="12"/>System.out.println("You must enter a five-digit integer.");</text:p>
      <text:p text:style-name="P12"><text:s text:c="8"/>}</text:p>
      <text:p text:style-name="P12"><text:s text:c="4"/>}</text:p>
      <text:p text:style-name="P12">}</text:p>
      <text:p text:style-name="P12"/>
      <text:p text:style-name="P12">2.31<text:tab/>(Table of Squares and Cubes) Using only the programming techniques you learned in this</text:p>
      <text:p text:style-name="P12">chapter, write an application that calculates the squares and cubes of the numbers from 0 to 10 and</text:p>
      <text:p text:style-name="P12">prints the resulting values in table format, as shown below.</text:p>
      <text:p text:style-name="P12">number</text:p>
      <text:p text:style-name="P12"/>
      <text:p text:style-name="P9"><text:span text:style-name="T21">Ans.<text:tab/></text:span><text:span text:style-name="Source_20_Text"><text:span text:style-name="T21">public class TableOfSquaresAndCubes {</text:span></text:span></text:p>
      <text:p text:style-name="Preformatted_20_Text"><text:span text:style-name="Source_20_Text"><text:span text:style-name="T20"><text:s text:c="4"/>public static void main(String[] args) {</text:span></text:span></text:p>
      <text:p text:style-name="Preformatted_20_Text"><text:span text:style-name="Source_20_Text"><text:span text:style-name="T20"><text:s text:c="8"/>System.out.println("number\tsquare\tcube");</text:span></text:span></text:p>
      <text:p text:style-name="Preformatted_20_Text"><text:span text:style-name="Source_20_Text"><text:span text:style-name="T20"><text:s text:c="8"/>for (int i = 0; i &lt;= 10; i++) {</text:span></text:span></text:p>
      <text:p text:style-name="Preformatted_20_Text"><text:span text:style-name="Source_20_Text"><text:span text:style-name="T20"><text:s text:c="12"/>System.out.printf("%d\t%d\t%d%n", i, i * i, i * i * i);</text:span></text:span></text:p>
      <text:p text:style-name="Preformatted_20_Text"><text:span text:style-name="Source_20_Text"><text:span text:style-name="T20"><text:s text:c="8"/>}</text:span></text:span></text:p>
      <text:p text:style-name="Preformatted_20_Text"><text:span text:style-name="Source_20_Text"><text:span text:style-name="T20"><text:s text:c="4"/>}</text:span></text:span></text:p>
      <text:p text:style-name="P1"><text:span text:style-name="Source_20_Text"><text:span text:style-name="T20">}</text:span></text:span></text:p>
      <text:p text:style-name="P1"><text:span text:style-name="Source_20_Text"><text:span text:style-name="T20">2.32 (Negative, Positive and Zero Values) Write a program that inputs five numbers and deter-</text:span></text:span></text:p>
      <text:p text:style-name="P1"><text:span text:style-name="Source_20_Text"><text:span text:style-name="T20">mines and prints the number of negative numbers input, the number of positive numbers input and</text:span></text:span></text:p>
      <text:p text:style-name="P1"><text:span text:style-name="Source_20_Text"><text:span text:style-name="T20">the number of zeros input.</text:span></text:span></text:p>
      <text:p text:style-name="P4"><text:span text:style-name="Source_20_Text"><text:span text:style-name="T21">Ans.<text:tab/>import java.util.Scanner;</text:span></text:span></text:p>
      <text:p text:style-name="P3"/>
      <text:p text:style-name="Preformatted_20_Text"><text:span text:style-name="Source_20_Text"><text:span text:style-name="T20">public class NumberClassification {</text:span></text:span></text:p>
      <text:p text:style-name="P3"/>
      <text:p text:style-name="Preformatted_20_Text"><text:span text:style-name="Source_20_Text"><text:span text:style-name="T20"><text:s text:c="4"/>public static void main(String[] args) {</text:span></text:span></text:p>
      <text:p text:style-name="Preformatted_20_Text"><text:span text:style-name="Source_20_Text"><text:span text:style-name="T20"><text:s text:c="8"/>Scanner input = new Scanner(System.in);</text:span></text:span></text:p>
      <text:p text:style-name="Preformatted_20_Text"><text:span text:style-name="Source_20_Text"><text:span text:style-name="T20"><text:s text:c="8"/></text:span></text:span></text:p>
      <text:p text:style-name="Preformatted_20_Text"><text:span text:style-name="Source_20_Text"><text:span text:style-name="T20"><text:s text:c="8"/>int num1, num2, num3, num4, num5;</text:span></text:span></text:p>
      <text:p text:style-name="Preformatted_20_Text"><text:span text:style-name="Source_20_Text"><text:span text:style-name="T20"><text:s text:c="8"/>int numNeg = 0, numPos = 0, numZero = 0;</text:span></text:span></text:p>
      <text:p text:style-name="Preformatted_20_Text"><text:span text:style-name="Source_20_Text"><text:span text:style-name="T20"><text:s text:c="8"/></text:span></text:span></text:p>
      <text:p text:style-name="Preformatted_20_Text"><text:span text:style-name="Source_20_Text"><text:span text:style-name="T20"><text:s text:c="8"/>System.out.print("Enter the first number: ");</text:span></text:span></text:p>
      <text:p text:style-name="Preformatted_20_Text"><text:span text:style-name="Source_20_Text"><text:span text:style-name="T20"><text:s text:c="8"/>num1 = input.nextInt();</text:span></text:span></text:p>
      <text:p text:style-name="Preformatted_20_Text"><text:span text:style-name="Source_20_Text"><text:span text:style-name="T20"><text:s text:c="8"/></text:span></text:span></text:p>
      <text:p text:style-name="Preformatted_20_Text"><text:span text:style-name="Source_20_Text"><text:span text:style-name="T20"><text:s text:c="8"/>System.out.print("Enter the second number: ");</text:span></text:span></text:p>
      <text:p text:style-name="Preformatted_20_Text"><text:span text:style-name="Source_20_Text"><text:span text:style-name="T20"><text:s text:c="8"/>num2 = input.nextInt();</text:span></text:span></text:p>
      <text:p text:style-name="Preformatted_20_Text"><text:span text:style-name="Source_20_Text"><text:span text:style-name="T20"><text:s text:c="8"/></text:span></text:span></text:p>
      <text:p text:style-name="Preformatted_20_Text"><text:span text:style-name="Source_20_Text"><text:span text:style-name="T20"><text:s text:c="8"/>System.out.print("Enter the third number: ");</text:span></text:span></text:p>
      <text:p text:style-name="Preformatted_20_Text"><text:span text:style-name="Source_20_Text"><text:span text:style-name="T20"><text:s text:c="8"/>num3 = input.nextInt();</text:span></text:span></text:p>
      <text:p text:style-name="Preformatted_20_Text"><text:span text:style-name="Source_20_Text"><text:span text:style-name="T20"><text:s text:c="8"/></text:span></text:span></text:p>
      <text:p text:style-name="Preformatted_20_Text"><text:span text:style-name="Source_20_Text"><text:span text:style-name="T20"><text:s text:c="8"/>System.out.print("Enter the fourth number: ");</text:span></text:span></text:p>
      <text:p text:style-name="Preformatted_20_Text"><text:span text:style-name="Source_20_Text"><text:span text:style-name="T20"><text:s text:c="8"/>num4 = input.nextInt();</text:span></text:span></text:p>
      <text:p text:style-name="Preformatted_20_Text"><text:span text:style-name="Source_20_Text"><text:span text:style-name="T20"><text:s text:c="8"/></text:span></text:span></text:p>
      <text:p text:style-name="Preformatted_20_Text"><text:span text:style-name="Source_20_Text"><text:span text:style-name="T20"><text:s text:c="8"/>System.out.print("Enter the fifth number: ");</text:span></text:span></text:p>
      <text:p text:style-name="Preformatted_20_Text"><text:span text:style-name="Source_20_Text"><text:span text:style-name="T20"><text:s text:c="8"/>num5 = input.nextInt();</text:span></text:span></text:p>
      <text:p text:style-name="Preformatted_20_Text"><text:span text:style-name="Source_20_Text"><text:span text:style-name="T20"><text:s text:c="8"/></text:span></text:span></text:p>
      <text:p text:style-name="Preformatted_20_Text"><text:span text:style-name="Source_20_Text"><text:span text:style-name="T20"><text:s text:c="8"/>// Determine the number of negative, positive, and zero numbers</text:span></text:span></text:p>
      <text:p text:style-name="Preformatted_20_Text"><text:soft-page-break/><text:span text:style-name="Source_20_Text"><text:span text:style-name="T20"><text:s text:c="8"/>if (num1 &lt; 0) {</text:span></text:span></text:p>
      <text:p text:style-name="Preformatted_20_Text"><text:span text:style-name="Source_20_Text"><text:span text:style-name="T20"><text:s text:c="12"/>numNeg++;</text:span></text:span></text:p>
      <text:p text:style-name="Preformatted_20_Text"><text:span text:style-name="Source_20_Text"><text:span text:style-name="T20"><text:s text:c="8"/>} else if (num1 &gt; 0) {</text:span></text:span></text:p>
      <text:p text:style-name="Preformatted_20_Text"><text:span text:style-name="Source_20_Text"><text:span text:style-name="T20"><text:s text:c="12"/>numPos++;</text:span></text:span></text:p>
      <text:p text:style-name="Preformatted_20_Text"><text:span text:style-name="Source_20_Text"><text:span text:style-name="T20"><text:s text:c="8"/>} else {</text:span></text:span></text:p>
      <text:p text:style-name="Preformatted_20_Text"><text:span text:style-name="Source_20_Text"><text:span text:style-name="T20"><text:s text:c="12"/>numZero++;</text:span></text:span></text:p>
      <text:p text:style-name="Preformatted_20_Text"><text:span text:style-name="Source_20_Text"><text:span text:style-name="T20"><text:s text:c="8"/>}</text:span></text:span></text:p>
      <text:p text:style-name="Preformatted_20_Text"><text:span text:style-name="Source_20_Text"><text:span text:style-name="T20"><text:s text:c="8"/></text:span></text:span></text:p>
      <text:p text:style-name="Preformatted_20_Text"><text:span text:style-name="Source_20_Text"><text:span text:style-name="T20"><text:s text:c="8"/>if (num2 &lt; 0) {</text:span></text:span></text:p>
      <text:p text:style-name="Preformatted_20_Text"><text:span text:style-name="Source_20_Text"><text:span text:style-name="T20"><text:s text:c="12"/>numNeg++;</text:span></text:span></text:p>
      <text:p text:style-name="Preformatted_20_Text"><text:span text:style-name="Source_20_Text"><text:span text:style-name="T20"><text:s text:c="8"/>} else if (num2 &gt; 0) {</text:span></text:span></text:p>
      <text:p text:style-name="Preformatted_20_Text"><text:span text:style-name="Source_20_Text"><text:span text:style-name="T20"><text:s text:c="12"/>numPos++;</text:span></text:span></text:p>
      <text:p text:style-name="Preformatted_20_Text"><text:span text:style-name="Source_20_Text"><text:span text:style-name="T20"><text:s text:c="8"/>} else {</text:span></text:span></text:p>
      <text:p text:style-name="Preformatted_20_Text"><text:span text:style-name="Source_20_Text"><text:span text:style-name="T20"><text:s text:c="12"/>numZero++;</text:span></text:span></text:p>
      <text:p text:style-name="Preformatted_20_Text"><text:span text:style-name="Source_20_Text"><text:span text:style-name="T20"><text:s text:c="8"/>}</text:span></text:span></text:p>
      <text:p text:style-name="Preformatted_20_Text"><text:span text:style-name="Source_20_Text"><text:span text:style-name="T20"><text:s text:c="8"/></text:span></text:span></text:p>
      <text:p text:style-name="Preformatted_20_Text"><text:span text:style-name="Source_20_Text"><text:span text:style-name="T20"><text:s text:c="8"/>if (num3 &lt; 0) {</text:span></text:span></text:p>
      <text:p text:style-name="Preformatted_20_Text"><text:span text:style-name="Source_20_Text"><text:span text:style-name="T20"><text:s text:c="12"/>numNeg++;</text:span></text:span></text:p>
      <text:p text:style-name="Preformatted_20_Text"><text:span text:style-name="Source_20_Text"><text:span text:style-name="T20"><text:s text:c="8"/>} else if (num3 &gt; 0) {</text:span></text:span></text:p>
      <text:p text:style-name="Preformatted_20_Text"><text:span text:style-name="Source_20_Text"><text:span text:style-name="T20"><text:s text:c="12"/>numPos++;</text:span></text:span></text:p>
      <text:p text:style-name="Preformatted_20_Text"><text:span text:style-name="Source_20_Text"><text:span text:style-name="T20"><text:s text:c="8"/>} else {</text:span></text:span></text:p>
      <text:p text:style-name="Preformatted_20_Text"><text:span text:style-name="Source_20_Text"><text:span text:style-name="T20"><text:s text:c="12"/>numZero++;</text:span></text:span></text:p>
      <text:p text:style-name="Preformatted_20_Text"><text:span text:style-name="Source_20_Text"><text:span text:style-name="T20"><text:s text:c="8"/>}</text:span></text:span></text:p>
      <text:p text:style-name="Preformatted_20_Text"><text:span text:style-name="Source_20_Text"><text:span text:style-name="T20"><text:s text:c="8"/></text:span></text:span></text:p>
      <text:p text:style-name="Preformatted_20_Text"><text:span text:style-name="Source_20_Text"><text:span text:style-name="T20"><text:s text:c="8"/>if (num4 &lt; 0) {</text:span></text:span></text:p>
      <text:p text:style-name="Preformatted_20_Text"><text:span text:style-name="Source_20_Text"><text:span text:style-name="T20"><text:s text:c="12"/>numNeg++;</text:span></text:span></text:p>
      <text:p text:style-name="Preformatted_20_Text"><text:span text:style-name="Source_20_Text"><text:span text:style-name="T20"><text:s text:c="8"/>} else if (num4 &gt; 0) {</text:span></text:span></text:p>
      <text:p text:style-name="Preformatted_20_Text"><text:span text:style-name="Source_20_Text"><text:span text:style-name="T20"><text:s text:c="12"/>numPos++;</text:span></text:span></text:p>
      <text:p text:style-name="Preformatted_20_Text"><text:span text:style-name="Source_20_Text"><text:span text:style-name="T20"><text:s text:c="8"/>} else {</text:span></text:span></text:p>
      <text:p text:style-name="Preformatted_20_Text"><text:span text:style-name="Source_20_Text"><text:span text:style-name="T20"><text:s text:c="12"/>numZero++;</text:span></text:span></text:p>
      <text:p text:style-name="Preformatted_20_Text"><text:span text:style-name="Source_20_Text"><text:span text:style-name="T20"><text:s text:c="8"/>}</text:span></text:span></text:p>
      <text:p text:style-name="Preformatted_20_Text"><text:span text:style-name="Source_20_Text"><text:span text:style-name="T20"><text:s text:c="8"/></text:span></text:span></text:p>
      <text:p text:style-name="Preformatted_20_Text"><text:span text:style-name="Source_20_Text"><text:span text:style-name="T20"><text:s text:c="8"/>if (num5 &lt; 0) {</text:span></text:span></text:p>
      <text:p text:style-name="Preformatted_20_Text"><text:span text:style-name="Source_20_Text"><text:span text:style-name="T20"><text:s text:c="12"/>numNeg++;</text:span></text:span></text:p>
      <text:p text:style-name="Preformatted_20_Text"><text:span text:style-name="Source_20_Text"><text:span text:style-name="T20"><text:s text:c="8"/>} else if (num5 &gt; 0) {</text:span></text:span></text:p>
      <text:p text:style-name="Preformatted_20_Text"><text:span text:style-name="Source_20_Text"><text:span text:style-name="T20"><text:s text:c="12"/>numPos++;</text:span></text:span></text:p>
      <text:p text:style-name="Preformatted_20_Text"><text:span text:style-name="Source_20_Text"><text:span text:style-name="T20"><text:s text:c="8"/>} else {</text:span></text:span></text:p>
      <text:p text:style-name="Preformatted_20_Text"><text:span text:style-name="Source_20_Text"><text:span text:style-name="T20"><text:s text:c="12"/>numZero++;</text:span></text:span></text:p>
      <text:p text:style-name="Preformatted_20_Text"><text:span text:style-name="Source_20_Text"><text:span text:style-name="T20"><text:s text:c="8"/>}</text:span></text:span></text:p>
      <text:p text:style-name="Preformatted_20_Text"><text:span text:style-name="Source_20_Text"><text:span text:style-name="T20"><text:s text:c="8"/></text:span></text:span></text:p>
      <text:p text:style-name="Preformatted_20_Text"><text:span text:style-name="Source_20_Text"><text:span text:style-name="T20"><text:s text:c="8"/>// Display the results</text:span></text:span></text:p>
      <text:p text:style-name="Preformatted_20_Text"><text:span text:style-name="Source_20_Text"><text:span text:style-name="T20"><text:s text:c="8"/>System.out.println("Number of negative numbers: " + numNeg);</text:span></text:span></text:p>
      <text:p text:style-name="Preformatted_20_Text"><text:span text:style-name="Source_20_Text"><text:span text:style-name="T20"><text:s text:c="8"/>System.out.println("Number of positive numbers: " + numPos);</text:span></text:span></text:p>
      <text:p text:style-name="Preformatted_20_Text"><text:span text:style-name="Source_20_Text"><text:span text:style-name="T20"><text:s text:c="8"/>System.out.println("Number of zeros: " + numZero);</text:span></text:span></text:p>
      <text:p text:style-name="Preformatted_20_Text"><text:span text:style-name="Source_20_Text"><text:span text:style-name="T20"><text:s text:c="4"/>}</text:span></text:span></text:p>
      <text:p text:style-name="P3"/>
      <text:p text:style-name="P1"><text:span text:style-name="Source_20_Text"><text:span text:style-name="T20">}</text:span></text:span></text:p>
      <text:p text:style-name="P4"><text:span text:style-name="Source_20_Text"><text:span text:style-name="T21">2.33 (Body Mass Index Calculator) We introduced the body mass index (BMI) calculator in</text:span></text:span></text:p>
      <text:p text:style-name="P4"><text:span text:style-name="Source_20_Text"><text:span text:style-name="T21">Exercise 1.10. The formulas for calculating BMI are</text:span></text:span></text:p>
      <text:p text:style-name="P4"><text:soft-page-break/><text:span text:style-name="Source_20_Text"><text:span text:style-name="T21">Create a BMI calculator that reads the user’s weight in pounds and height in inches (or, if you pre-</text:span></text:span></text:p>
      <text:p text:style-name="P4"><text:span text:style-name="Source_20_Text"><text:span text:style-name="T21">fer, the user’s weight in kilograms and height in meters), then calculates and displays the user’s</text:span></text:span></text:p>
      <text:p text:style-name="P4"><text:span text:style-name="Source_20_Text"><text:span text:style-name="T21">body mass index. Also, display the BMI categories and their values from the National Heart Lung</text:span></text:span></text:p>
      <text:p text:style-name="P4"><text:span text:style-name="Source_20_Text"><text:span text:style-name="T21">and Blood Institute</text:span></text:span></text:p>
      <text:p text:style-name="P4"><text:span text:style-name="Source_20_Text"><text:span text:style-name="T21">http://www.nhlbi.nih.gov/health/educational/lose_wt/BMI/bmicalc.htm</text:span></text:span></text:p>
      <text:p text:style-name="P4"><text:span text:style-name="Source_20_Text"><text:span text:style-name="T21">so the user can evaluate his/her BMI.</text:span></text:span></text:p>
      <text:p text:style-name="P4"><text:span text:style-name="Source_20_Text"><text:span text:style-name="T21">[Note: In this chapter, you learned to use the int type to represent whole numbers. The BMI</text:span></text:span></text:p>
      <text:p text:style-name="P4"><text:span text:style-name="Source_20_Text"><text:span text:style-name="T21">calculations when done with int values will both produce whole-number results. In Chapter 3</text:span></text:span></text:p>
      <text:p text:style-name="P4"><text:span text:style-name="Source_20_Text"><text:span text:style-name="T21">you’ll learn to use the double type to represent numbers with decimal points. When the BMI cal-</text:span></text:span></text:p>
      <text:p text:style-name="P4"><text:span text:style-name="Source_20_Text"><text:span text:style-name="T21">culations are performed with doubles, they’ll both produce numbers with decimal points—these</text:span></text:span></text:p>
      <text:p text:style-name="P4"><text:span text:style-name="Source_20_Text"><text:span text:style-name="T21">are called “floating-point” numbers.]</text:span></text:span></text:p>
      <text:p text:style-name="P4"><text:span text:style-name="Source_20_Text"><text:span text:style-name="T21"/></text:span></text:p>
      <text:p text:style-name="P5"><text:span text:style-name="Source_20_Text"><text:span text:style-name="T22">Ans.<text:tab/>import java.util.Scanner;</text:span></text:span></text:p>
      <text:p text:style-name="P5"><text:span text:style-name="Source_20_Text"><text:span text:style-name="T22"/></text:span></text:p>
      <text:p text:style-name="P5"><text:span text:style-name="Source_20_Text"><text:span text:style-name="T22">public class BMICalculator {</text:span></text:span></text:p>
      <text:p text:style-name="P5"><text:span text:style-name="Source_20_Text"><text:span text:style-name="T22"><text:s text:c="4"/>public static void main(String[] args) {</text:span></text:span></text:p>
      <text:p text:style-name="P5"><text:span text:style-name="Source_20_Text"><text:span text:style-name="T22"><text:s text:c="8"/>Scanner userInput = new Scanner(System.in);</text:span></text:span></text:p>
      <text:p text:style-name="P5"><text:span text:style-name="Source_20_Text"><text:span text:style-name="T22"><text:s text:c="8"/></text:span></text:span></text:p>
      <text:p text:style-name="P5"><text:span text:style-name="Source_20_Text"><text:span text:style-name="T22"><text:s text:c="8"/>System.out.print("Enter your weight in pounds: ");</text:span></text:span></text:p>
      <text:p text:style-name="P5"><text:span text:style-name="Source_20_Text"><text:span text:style-name="T22"><text:s text:c="8"/>int weightInPounds = userInput.nextInt();</text:span></text:span></text:p>
      <text:p text:style-name="P5"><text:span text:style-name="Source_20_Text"><text:span text:style-name="T22"><text:s text:c="8"/></text:span></text:span></text:p>
      <text:p text:style-name="P5"><text:span text:style-name="Source_20_Text"><text:span text:style-name="T22"><text:s text:c="8"/>System.out.print("Enter your height in inches: ");</text:span></text:span></text:p>
      <text:p text:style-name="P5"><text:span text:style-name="Source_20_Text"><text:span text:style-name="T22"><text:s text:c="8"/>int heightInInches = userInput.nextInt();</text:span></text:span></text:p>
      <text:p text:style-name="P5"><text:span text:style-name="Source_20_Text"><text:span text:style-name="T22"><text:s text:c="8"/></text:span></text:span></text:p>
      <text:p text:style-name="P5"><text:span text:style-name="Source_20_Text"><text:span text:style-name="T22"><text:s text:c="8"/>double bmi = (weightInPounds * 703) / Math.pow(heightInInches, 2);</text:span></text:span></text:p>
      <text:p text:style-name="P5"><text:span text:style-name="Source_20_Text"><text:span text:style-name="T22"><text:s text:c="8"/></text:span></text:span></text:p>
      <text:p text:style-name="P5"><text:soft-page-break/><text:span text:style-name="Source_20_Text"><text:span text:style-name="T22"><text:s text:c="8"/>System.out.printf("Your BMI is %.2f%n", bmi);</text:span></text:span></text:p>
      <text:p text:style-name="P5"><text:span text:style-name="Source_20_Text"><text:span text:style-name="T22"><text:s text:c="8"/>System.out.println("BMI Categories:");</text:span></text:span></text:p>
      <text:p text:style-name="P5"><text:span text:style-name="Source_20_Text"><text:span text:style-name="T22"><text:s text:c="8"/>System.out.println("Underweight: less than 18.5");</text:span></text:span></text:p>
      <text:p text:style-name="P5"><text:span text:style-name="Source_20_Text"><text:span text:style-name="T22"><text:s text:c="8"/>System.out.println("Normal weight: 18.5 – 24.9");</text:span></text:span></text:p>
      <text:p text:style-name="P5"><text:span text:style-name="Source_20_Text"><text:span text:style-name="T22"><text:s text:c="8"/>System.out.println("Overweight: 25 – 29.9");</text:span></text:span></text:p>
      <text:p text:style-name="P5"><text:span text:style-name="Source_20_Text"><text:span text:style-name="T22"><text:s text:c="8"/>System.out.println("Obesity: 30 or greater");</text:span></text:span></text:p>
      <text:p text:style-name="P5"><text:span text:style-name="Source_20_Text"><text:span text:style-name="T22"><text:s text:c="4"/>}</text:span></text:span></text:p>
      <text:p text:style-name="P5"><text:span text:style-name="Source_20_Text"><text:span text:style-name="T22">}</text:span></text:span></text:p>
      <text:p text:style-name="P5"><text:span text:style-name="Source_20_Text"><text:span text:style-name="T22"/></text:span></text:p>
      <text:p text:style-name="P5"><text:span text:style-name="Source_20_Text"><text:span text:style-name="T22">2.34 (World Population Growth Calculator) Search the Internet to determine the current world</text:span></text:span></text:p>
      <text:p text:style-name="P5"><text:span text:style-name="Source_20_Text"><text:span text:style-name="T22">population and the annual world population growth rate. Write an application that inputs these val-</text:span></text:span></text:p>
      <text:p text:style-name="P5"><text:span text:style-name="Source_20_Text"><text:span text:style-name="T22">ues, then displays the estimated world population after one, two, three, four and five years.</text:span></text:span></text:p>
      <text:p text:style-name="P5"><text:span text:style-name="Source_20_Text"><text:span text:style-name="T22">Ans.<text:tab/>public class WorldPopulation {</text:span></text:span></text:p>
      <text:p text:style-name="P5"><text:span text:style-name="Source_20_Text"><text:span text:style-name="T22"/></text:span></text:p>
      <text:p text:style-name="P5"><text:span text:style-name="Source_20_Text"><text:span text:style-name="T22"><text:s text:c="4"/>public static void main(String[] args) {</text:span></text:span></text:p>
      <text:p text:style-name="P5"><text:span text:style-name="Source_20_Text"><text:span text:style-name="T22"/></text:span></text:p>
      <text:p text:style-name="P5"><text:span text:style-name="Source_20_Text"><text:span text:style-name="T22"><text:s text:c="8"/>// Input world population and annual growth rate</text:span></text:span></text:p>
      <text:p text:style-name="P5"><text:span text:style-name="Source_20_Text"><text:span text:style-name="T22"><text:s text:c="8"/>double worldPopulation = 8000000000.0;</text:span></text:span></text:p>
      <text:p text:style-name="P5"><text:span text:style-name="Source_20_Text"><text:span text:style-name="T22"><text:s text:c="8"/>double growthRate = 0.0094;</text:span></text:span></text:p>
      <text:p text:style-name="P5"><text:span text:style-name="Source_20_Text"><text:span text:style-name="T22"/></text:span></text:p>
      <text:p text:style-name="P5"><text:span text:style-name="Source_20_Text"><text:span text:style-name="T22"><text:s text:c="8"/>// Calculate estimated world population after 1-5 years</text:span></text:span></text:p>
      <text:p text:style-name="P5"><text:span text:style-name="Source_20_Text"><text:span text:style-name="T22"><text:s text:c="8"/>double populationAfter1Year = worldPopulation * (1 + growthRate);</text:span></text:span></text:p>
      <text:p text:style-name="P5"><text:span text:style-name="Source_20_Text"><text:span text:style-name="T22"><text:s text:c="8"/>double populationAfter2Years = populationAfter1Year * (1 + growthRate);</text:span></text:span></text:p>
      <text:p text:style-name="P5"><text:span text:style-name="Source_20_Text"><text:span text:style-name="T22"><text:s text:c="8"/>double populationAfter3Years = populationAfter2Years * (1 + growthRate);</text:span></text:span></text:p>
      <text:p text:style-name="P5"><text:span text:style-name="Source_20_Text"><text:span text:style-name="T22"><text:s text:c="8"/>double populationAfter4Years = populationAfter3Years * (1 + growthRate);</text:span></text:span></text:p>
      <text:p text:style-name="P5"><text:span text:style-name="Source_20_Text"><text:span text:style-name="T22"><text:s text:c="8"/>double populationAfter5Years = populationAfter4Years * (1 + growthRate);</text:span></text:span></text:p>
      <text:p text:style-name="P5"><text:soft-page-break/><text:span text:style-name="Source_20_Text"><text:span text:style-name="T22"/></text:span></text:p>
      <text:p text:style-name="P5"><text:span text:style-name="Source_20_Text"><text:span text:style-name="T22"><text:s text:c="8"/>// Display results</text:span></text:span></text:p>
      <text:p text:style-name="P5"><text:span text:style-name="Source_20_Text"><text:span text:style-name="T22"><text:s text:c="8"/>System.out.println("Current world population: " + worldPopulation);</text:span></text:span></text:p>
      <text:p text:style-name="P5"><text:span text:style-name="Source_20_Text"><text:span text:style-name="T22"><text:s text:c="8"/>System.out.println("Estimated world population after 1 year: " + populationAfter1Year);</text:span></text:span></text:p>
      <text:p text:style-name="P5"><text:span text:style-name="Source_20_Text"><text:span text:style-name="T22"><text:s text:c="8"/>System.out.println("Estimated world population after 2 years: " + populationAfter2Years);</text:span></text:span></text:p>
      <text:p text:style-name="P5"><text:span text:style-name="Source_20_Text"><text:span text:style-name="T22"><text:s text:c="8"/>System.out.println("Estimated world population after 3 years: " + populationAfter3Years);</text:span></text:span></text:p>
      <text:p text:style-name="P5"><text:span text:style-name="Source_20_Text"><text:span text:style-name="T22"><text:s text:c="8"/>System.out.println("Estimated world population after 4 years: " + populationAfter4Years);</text:span></text:span></text:p>
      <text:p text:style-name="P5"><text:span text:style-name="Source_20_Text"><text:span text:style-name="T22"><text:s text:c="8"/>System.out.println("Estimated world population after 5 years: " + populationAfter5Years);</text:span></text:span></text:p>
      <text:p text:style-name="P5"><text:span text:style-name="Source_20_Text"><text:span text:style-name="T22"><text:s text:c="4"/>}</text:span></text:span></text:p>
      <text:p text:style-name="P5"><text:span text:style-name="Source_20_Text"><text:span text:style-name="T22">}</text:span></text:span></text:p>
      <text:p text:style-name="P5"><text:span text:style-name="Source_20_Text"><text:span text:style-name="T22">2.35<text:tab/>(Statistics for the Great Pyramid of Giza) The Great Pyramid of Giza is considered an en-</text:span></text:span></text:p>
      <text:p text:style-name="P5"><text:span text:style-name="Source_20_Text"><text:span text:style-name="T22">gineering marvel of its time. Use the web to get statistics related to the Great Pyramid of Giza, and</text:span></text:span></text:p>
      <text:p text:style-name="P5"><text:span text:style-name="Source_20_Text"><text:span text:style-name="T22">find the estimated number of stones used to build it, the average weight of each stone, and the num-</text:span></text:span></text:p>
      <text:p text:style-name="P5"><text:span text:style-name="Source_20_Text"><text:span text:style-name="T22">ber of years it took to build. Create an application that calculates an estimate of how much, by</text:span></text:span></text:p>
      <text:p text:style-name="P5"><text:span text:style-name="Source_20_Text"><text:span text:style-name="T22">weight, of the pyramid was built each year, each hour, and each minute as it was being built. The</text:span></text:span></text:p>
      <text:p text:style-name="P5"><text:span text:style-name="Source_20_Text"><text:span text:style-name="T22">application should input the following information:</text:span></text:span></text:p>
      <text:p text:style-name="P5"><text:span text:style-name="Source_20_Text"><text:span text:style-name="T22">a) Estimated number of stones used.</text:span></text:span></text:p>
      <text:p text:style-name="P5"><text:span text:style-name="Source_20_Text"><text:span text:style-name="T22">b) Average weight of each stone.</text:span></text:span></text:p>
      <text:p text:style-name="P5"><text:span text:style-name="Source_20_Text"><text:span text:style-name="T22">c) Number of years taken to build the pyramid (assuming a year comprises 365 days).</text:span></text:span></text:p>
      <text:p text:style-name="P5"><text:span text:style-name="Source_20_Text"><text:span text:style-name="T22">Ans.<text:tab/>public class PyramidWeight {</text:span></text:span></text:p>
      <text:p text:style-name="P5"><text:span text:style-name="Source_20_Text"><text:span text:style-name="T22"/></text:span></text:p>
      <text:p text:style-name="P5"><text:span text:style-name="Source_20_Text"><text:span text:style-name="T22"><text:s text:c="4"/>public static void main(String[] args) {</text:span></text:span></text:p>
      <text:p text:style-name="P5"><text:span text:style-name="Source_20_Text"><text:span text:style-name="T22"><text:s text:c="8"/>// Estimated number of stones, average weight and years taken to build the Great Pyramid of Giza</text:span></text:span></text:p>
      <text:p text:style-name="P5"><text:span text:style-name="Source_20_Text"><text:span text:style-name="T22"><text:s text:c="8"/>int numStones = 2300000;</text:span></text:span></text:p>
      <text:p text:style-name="P5"><text:span text:style-name="Source_20_Text"><text:span text:style-name="T22"><text:s text:c="8"/>double avgWeight = 2.3;</text:span></text:span></text:p>
      <text:p text:style-name="P5"><text:span text:style-name="Source_20_Text"><text:span text:style-name="T22"><text:s text:c="8"/>int numYears = 27;</text:span></text:span></text:p>
      <text:p text:style-name="P5"><text:soft-page-break/><text:span text:style-name="Source_20_Text"><text:span text:style-name="T22"><text:s text:c="8"/>int numDays = 365;</text:span></text:span></text:p>
      <text:p text:style-name="P5"><text:span text:style-name="Source_20_Text"><text:span text:style-name="T22"/></text:span></text:p>
      <text:p text:style-name="P5"><text:span text:style-name="Source_20_Text"><text:span text:style-name="T22"><text:s text:c="8"/>// Calculate weight of the pyramid built per year, per hour and per minute</text:span></text:span></text:p>
      <text:p text:style-name="P5"><text:span text:style-name="Source_20_Text"><text:span text:style-name="T22"><text:s text:c="8"/>double weightPerYear = numStones * avgWeight / numYears;</text:span></text:span></text:p>
      <text:p text:style-name="P5"><text:span text:style-name="Source_20_Text"><text:span text:style-name="T22"><text:s text:c="8"/>double weightPerHour = weightPerYear / numDays / 24;</text:span></text:span></text:p>
      <text:p text:style-name="P5"><text:span text:style-name="Source_20_Text"><text:span text:style-name="T22"><text:s text:c="8"/>double weightPerMinute = weightPerHour / 60;</text:span></text:span></text:p>
      <text:p text:style-name="P5"><text:span text:style-name="Source_20_Text"><text:span text:style-name="T22"/></text:span></text:p>
      <text:p text:style-name="P5"><text:span text:style-name="Source_20_Text"><text:span text:style-name="T22"><text:s text:c="8"/>// Display results</text:span></text:span></text:p>
      <text:p text:style-name="P5"><text:span text:style-name="Source_20_Text"><text:span text:style-name="T22"><text:s text:c="8"/>System.out.println("Estimated weight of the pyramid built per year: " + weightPerYear + " metric tons");</text:span></text:span></text:p>
      <text:p text:style-name="P5"><text:span text:style-name="Source_20_Text"><text:span text:style-name="T22"><text:s text:c="8"/>System.out.println("Estimated weight of the pyramid built per hour: " + weightPerHour + " metric tons");</text:span></text:span></text:p>
      <text:p text:style-name="P5"><text:span text:style-name="Source_20_Text"><text:span text:style-name="T22"><text:s text:c="8"/>System.out.println("Estimated weight of the pyramid built per minute: " + weightPerMinute + " metric tons");</text:span></text:span></text:p>
      <text:p text:style-name="P5"><text:span text:style-name="Source_20_Text"><text:span text:style-name="T22"><text:s text:c="4"/>}</text:span></text:span></text:p>
      <text:p text:style-name="P5"><text:span text:style-name="Source_20_Text"><text:span text:style-name="T22">}</text:span></text:span></text:p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3:26:00.780421283</meta:creation-date>
    <dc:date>2023-03-11T11:45:41.071050027</dc:date>
    <meta:editing-duration>P1DT23H47M39S</meta:editing-duration>
    <meta:editing-cycles>36</meta:editing-cycles>
    <meta:generator>LibreOffice/7.3.7.2$Linux_X86_64 LibreOffice_project/30$Build-2</meta:generator>
    <meta:document-statistic meta:table-count="0" meta:image-count="0" meta:object-count="0" meta:page-count="18" meta:paragraph-count="689" meta:word-count="4142" meta:character-count="27601" meta:non-whitespace-character-count="21743"/>
  </office:meta>
</office:document-meta>
</file>